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ymbol1" svg:font-family="Symbol" style:font-charset="x-symbol"/>
    <style:font-face style:name="Wingdings1" svg:font-family="Wingdings"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4.199cm" fo:margin-left="1.896cm" table:align="left" style:writing-mode="lr-tb"/>
    </style:style>
    <style:style style:name="Tabela1.A" style:family="table-column">
      <style:table-column-properties style:column-width="1.693cm"/>
    </style:style>
    <style:style style:name="Tabela1.B" style:family="table-column">
      <style:table-column-properties style:column-width="7.408cm"/>
    </style:style>
    <style:style style:name="Tabela1.C" style:family="table-column">
      <style:table-column-properties style:column-width="5.098cm"/>
    </style:style>
    <style:style style:name="Tabela1.1" style:family="table-row">
      <style:table-row-properties style:keep-together="true" fo:keep-together="auto"/>
    </style:style>
    <style:style style:name="Tabela1.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middle" fo:background-color="#ccffcc"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0.018cm solid #000000" style:writing-mode="lr-tb"/>
    </style:style>
    <style:style style:name="Tabela5" style:family="table">
      <style:table-properties style:width="15.452cm" fo:margin-left="0.635cm" table:align="left" style:writing-mode="lr-tb"/>
    </style:style>
    <style:style style:name="Tabela5.A" style:family="table-column">
      <style:table-column-properties style:column-width="7.62cm"/>
    </style:style>
    <style:style style:name="Tabela5.B" style:family="table-column">
      <style:table-column-properties style:column-width="7.832cm"/>
    </style:style>
    <style:style style:name="Tabela5.1" style:family="table-row">
      <style:table-row-properties style:min-row-height="2.297cm" style:keep-together="true" fo:keep-together="auto"/>
    </style:style>
    <style:style style:name="Tabela5.A1" style:family="table-cell">
      <style:table-cell-properties style:vertical-align="top" fo:padding-left="0.123cm" fo:padding-right="0.123cm" fo:padding-top="0cm" fo:padding-bottom="0cm" fo:border="none" style:writing-mode="lr-tb"/>
    </style:style>
    <style:style style:name="Tabela5.2" style:family="table-row">
      <style:table-row-properties style:min-row-height="1.198cm" style:keep-together="true" fo:keep-together="auto"/>
    </style:style>
    <style:style style:name="Tabela6" style:family="table">
      <style:table-properties style:width="15.49cm" fo:margin-left="0.635cm" table:align="left" style:writing-mode="lr-tb"/>
    </style:style>
    <style:style style:name="Tabela6.A" style:family="table-column">
      <style:table-column-properties style:column-width="7.62cm"/>
    </style:style>
    <style:style style:name="Tabela6.B" style:family="table-column">
      <style:table-column-properties style:column-width="7.87cm"/>
    </style:style>
    <style:style style:name="Tabela6.1" style:family="table-row">
      <style:table-row-properties style:min-row-height="2.297cm" style:keep-together="true" fo:keep-together="auto"/>
    </style:style>
    <style:style style:name="Tabela6.A1" style:family="table-cell">
      <style:table-cell-properties style:vertical-align="top" fo:padding-left="0.123cm" fo:padding-right="0.123cm" fo:padding-top="0cm" fo:padding-bottom="0cm" fo:border="none" style:writing-mode="lr-tb"/>
    </style:style>
    <style:style style:name="Tabela6.2" style:family="table-row">
      <style:table-row-properties style:min-row-height="1.198cm" style:keep-together="true" fo:keep-together="auto"/>
    </style:style>
    <style:style style:name="Table2" style:family="table">
      <style:table-properties style:width="15.49cm" fo:margin-left="0.635cm" table:align="left" style:writing-mode="lr-tb"/>
    </style:style>
    <style:style style:name="Table2.A" style:family="table-column">
      <style:table-column-properties style:column-width="7.62cm"/>
    </style:style>
    <style:style style:name="Table2.B" style:family="table-column">
      <style:table-column-properties style:column-width="7.87cm"/>
    </style:style>
    <style:style style:name="Table2.1" style:family="table-row">
      <style:table-row-properties style:min-row-height="2.297cm" style:keep-together="true" fo:keep-together="auto"/>
    </style:style>
    <style:style style:name="Table2.A1" style:family="table-cell">
      <style:table-cell-properties style:vertical-align="top" fo:padding-left="0.123cm" fo:padding-right="0.123cm" fo:padding-top="0cm" fo:padding-bottom="0cm" fo:border="none" style:writing-mode="lr-tb"/>
    </style:style>
    <style:style style:name="Table2.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Text_20_body">
      <style:paragraph-properties fo:text-align="justify" style:justify-single-word="false"/>
      <style:text-properties style:font-name="Arial" fo:font-size="10pt" fo:language="pt" fo:country="BR" style:font-size-asian="10pt" style:font-name-complex="Arial"/>
    </style:style>
    <style:style style:name="P11" style:family="paragraph" style:parent-style-name="Text_20_body">
      <style:paragraph-properties fo:margin-top="0cm" fo:margin-bottom="0cm"/>
      <style:text-properties fo:language="pt" fo:country="BR"/>
    </style:style>
    <style:style style:name="P12" style:family="paragraph" style:parent-style-name="Text_20_body">
      <style:paragraph-properties fo:margin-top="0cm" fo:margin-bottom="0cm" fo:text-align="justify" style:justify-single-word="false"/>
      <style:text-properties fo:language="pt" fo:country="BR"/>
    </style:style>
    <style:style style:name="P13" style:family="paragraph" style:parent-style-name="Text_20_body">
      <style:paragraph-properties fo:margin-top="0cm" fo:margin-bottom="0cm"/>
      <style:text-properties style:font-name="Arial" fo:font-size="10pt" fo:language="pt" fo:country="BR" style:font-size-asian="10pt" style:font-name-complex="Arial"/>
    </style:style>
    <style:style style:name="P14"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5" style:family="paragraph" style:parent-style-name="Text_20_body">
      <style:paragraph-properties fo:margin-top="0cm" fo:margin-bottom="0cm" fo:line-height="150%" fo:text-align="justify" style:justify-single-word="false"/>
      <style:text-properties style:font-name="Arial" fo:font-size="10pt" fo:language="pt" fo:country="BR" style:font-size-asian="10pt" style:font-name-complex="Arial"/>
    </style:style>
    <style:style style:name="P16" style:family="paragraph" style:parent-style-name="Heading_20_2">
      <style:paragraph-properties fo:margin-top="0cm" fo:margin-bottom="0cm"/>
      <style:text-properties fo:font-size="10pt" style:font-size-asian="10pt" style:font-size-complex="10pt"/>
    </style:style>
    <style:style style:name="P17" style:family="paragraph" style:parent-style-name="Text_20_body">
      <style:paragraph-properties fo:margin-left="1.9cm" fo:margin-right="0cm" fo:margin-top="0cm" fo:margin-bottom="0cm" fo:line-height="150%" fo:text-align="justify" style:justify-single-word="false" fo:text-indent="0cm" style:auto-text-indent="false"/>
    </style:style>
    <style:style style:name="P18" style:family="paragraph" style:parent-style-name="Text_20_body">
      <style:paragraph-properties fo:margin-left="1.9cm" fo:margin-right="0cm" fo:margin-top="0cm" fo:margin-bottom="0cm" fo:line-height="0.212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19" style:family="paragraph" style:parent-style-name="Text_20_body">
      <style:paragraph-properties fo:margin-left="1.9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0" style:family="paragraph" style:parent-style-name="Corpo_20_de_20_texto_20_2">
      <style:paragraph-properties fo:margin-left="1.9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style>
    <style:style style:name="P21" style:family="paragraph" style:parent-style-name="Text_20_body">
      <style:paragraph-properties fo:margin-left="1.9cm" fo:margin-right="0cm" fo:margin-top="0.212cm" fo:margin-bottom="0.423cm" fo:text-align="justify" style:justify-single-word="false" fo:text-indent="0cm" style:auto-text-indent="false"/>
      <style:text-properties style:font-name="Arial" fo:font-size="10pt" fo:language="pt" fo:country="BR" style:font-size-asian="10pt" style:font-name-complex="Arial"/>
    </style:style>
    <style:style style:name="P22" style:family="paragraph" style:parent-style-name="Text_20_body">
      <style:paragraph-properties fo:margin-left="1.9cm" fo:margin-right="0cm" fo:line-height="150%" fo:text-align="justify" style:justify-single-word="false" fo:text-indent="0cm" style:auto-text-indent="false"/>
      <style:text-properties style:font-name="Arial" fo:font-size="10pt" fo:language="pt" fo:country="BR" style:font-size-asian="10pt" style:font-name-complex="Arial"/>
    </style:style>
    <style:style style:name="P23"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style>
    <style:style style:name="P24"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font-weight-complex="bold"/>
    </style:style>
    <style:style style:name="P25" style:family="paragraph" style:parent-style-name="Text_20_body">
      <style:paragraph-properties fo:margin-left="1.905cm" fo:margin-right="0cm" fo:text-align="justify" style:justify-single-word="false" fo:text-indent="0cm" style:auto-text-indent="false"/>
    </style:style>
    <style:style style:name="P26"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27"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8" style:family="paragraph" style:parent-style-name="Text_20_body">
      <style:paragraph-properties fo:margin-left="1.905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29" style:family="paragraph" style:parent-style-name="Text_20_body">
      <style:paragraph-properties fo:margin-left="1.905cm" fo:margin-right="0cm" fo:margin-top="0cm" fo:margin-bottom="0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30"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font-style-complex="italic"/>
    </style:style>
    <style:style style:name="P31"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font-style-complex="normal"/>
    </style:style>
    <style:style style:name="P32"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33" style:family="paragraph" style:parent-style-name="Text_20_body">
      <style:paragraph-properties fo:margin-left="0.847cm" fo:margin-right="0cm" fo:margin-top="0cm" fo:margin-bottom="0cm" fo:line-height="150%" fo:text-indent="0cm" style:auto-text-indent="false"/>
      <style:text-properties style:font-name="Arial" fo:font-size="10pt" fo:language="pt" fo:country="BR" style:font-size-asian="10pt" style:font-name-complex="Arial"/>
    </style:style>
    <style:style style:name="P34" style:family="paragraph" style:parent-style-name="Standard">
      <style:paragraph-properties fo:margin-left="0.847cm" fo:margin-right="0cm" fo:text-indent="0cm" style:auto-text-indent="false"/>
    </style:style>
    <style:style style:name="P35" style:family="paragraph" style:parent-style-name="Standard">
      <style:paragraph-properties fo:margin-left="0.847cm" fo:margin-right="0cm" fo:text-indent="0cm" style:auto-text-indent="false"/>
      <style:text-properties fo:font-weight="bold" style:font-weight-asian="bold"/>
    </style:style>
    <style:style style:name="P36"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fo:font-weight="bold" style:font-size-asian="10pt" style:font-weight-asian="bold" style:font-name-complex="Arial"/>
    </style:style>
    <style:style style:name="P37" style:family="paragraph" style:parent-style-name="Text_20_body">
      <style:paragraph-properties fo:margin-left="0cm" fo:margin-right="0cm" fo:margin-top="0.212cm" fo:margin-bottom="0.212cm" fo:text-indent="0cm" style:auto-text-indent="false"/>
      <style:text-properties style:font-name="Arial" fo:font-size="10pt" fo:language="pt" fo:country="BR" style:font-size-asian="10pt" style:font-name-complex="Arial"/>
    </style:style>
    <style:style style:name="P38"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style:font-size-asian="10pt" style:font-name-complex="Arial"/>
    </style:style>
    <style:style style:name="P39" style:family="paragraph" style:parent-style-name="Text_20_body">
      <style:paragraph-properties fo:margin-left="0cm" fo:margin-right="0cm" fo:margin-top="0.212cm" fo:margin-bottom="0.212cm" fo:text-indent="0cm" style:auto-text-indent="false" style:snap-to-layout-grid="false"/>
      <style:text-properties style:font-name="Arial" fo:font-size="10pt" fo:language="pt" fo:country="BR" style:font-size-asian="10pt" style:font-name-complex="Arial"/>
    </style:style>
    <style:style style:name="P40" style:family="paragraph" style:parent-style-name="Text_20_body">
      <style:paragraph-properties fo:margin-left="0cm" fo:margin-right="0cm" fo:margin-top="0cm" fo:margin-bottom="0cm" fo:line-height="150%" fo:text-indent="0cm" style:auto-text-indent="false"/>
      <style:text-properties style:font-name="Arial" fo:font-size="10pt" fo:language="pt" fo:country="BR" style:font-size-asian="10pt" style:font-name-complex="Arial"/>
    </style:style>
    <style:style style:name="P41" style:family="paragraph" style:parent-style-name="Text_20_body">
      <style:paragraph-properties fo:margin-left="2.54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42" style:family="paragraph" style:parent-style-name="Text_20_body">
      <style:paragraph-properties fo:margin-left="0.847cm" fo:margin-right="0cm" fo:margin-top="0cm" fo:margin-bottom="0cm"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43" style:family="paragraph" style:parent-style-name="Standard">
      <style:text-properties style:language-asian="en" style:country-asian="US"/>
    </style:style>
    <style:style style:name="P44" style:family="paragraph" style:parent-style-name="Standard">
      <style:paragraph-properties fo:text-align="end" style:justify-single-word="false"/>
      <style:text-properties style:language-asian="en" style:country-asian="US"/>
    </style:style>
    <style:style style:name="P45" style:family="paragraph" style:parent-style-name="Standard">
      <style:text-properties fo:language="en" fo:country="US" style:language-asian="en" style:country-asian="US"/>
    </style:style>
    <style:style style:name="P46" style:family="paragraph" style:parent-style-name="Standard">
      <style:text-properties fo:font-weight="bold" style:font-weight-asian="bold"/>
    </style:style>
    <style:style style:name="P47" style:family="paragraph" style:parent-style-name="Standard">
      <style:text-properties style:font-name="Arial" fo:font-size="10pt" style:font-size-asian="10pt" style:font-name-complex="Arial" style:font-size-complex="10pt"/>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4">
      <style:paragraph-properties>
        <style:tab-stops>
          <style:tab-stop style:position="16.999cm" style:type="right" style:leader-style="dotted" style:leader-text="."/>
        </style:tab-stops>
      </style:paragraph-properties>
    </style:style>
    <style:style style:name="P50"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51"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52" style:family="paragraph" style:parent-style-name="Standard">
      <style:paragraph-properties fo:margin-top="0.212cm" fo:margin-bottom="0cm" fo:text-align="center" style:justify-single-word="false" fo:keep-together="always" style:snap-to-layout-grid="false"/>
      <style:text-properties style:font-name="Arial" fo:font-size="10pt" fo:language="pt" fo:country="BR" style:font-size-asian="10pt" style:font-name-complex="Arial" style:font-size-complex="10pt" style:language-complex="ar" style:country-complex="SA"/>
    </style:style>
    <style:style style:name="P53" style:family="paragraph" style:parent-style-name="Corpo_20_de_20_texto_20_2">
      <style:paragraph-properties fo:margin-left="1.27cm" fo:margin-right="0cm" fo:margin-top="0cm" fo:margin-bottom="0cm" fo:text-indent="0cm" style:auto-text-indent="false"/>
      <style:text-properties style:font-name="Arial" fo:font-size="10pt" fo:language="pt" fo:country="BR" fo:font-style="normal" style:font-size-asian="10pt" style:font-style-asian="normal" style:font-name-complex="Arial"/>
    </style:style>
    <style:style style:name="P54" style:family="paragraph" style:parent-style-name="Corpo_20_de_20_texto_20_2">
      <style:paragraph-properties fo:margin-left="1.27cm" fo:margin-right="0cm" fo:margin-top="0cm" fo:margin-bottom="0cm" fo:line-height="150%" fo:text-indent="0cm" style:auto-text-indent="false"/>
      <style:text-properties style:font-name="Arial" fo:font-size="10pt" fo:language="pt" fo:country="BR" style:font-size-asian="10pt" style:font-name-complex="Arial"/>
    </style:style>
    <style:style style:name="P55" style:family="paragraph" style:parent-style-name="Contents_20_3">
      <style:paragraph-properties>
        <style:tab-stops>
          <style:tab-stop style:position="16.999cm" style:type="right" style:leader-style="dotted" style:leader-text="."/>
        </style:tab-stops>
      </style:paragraph-properties>
    </style:style>
    <style:style style:name="P56" style:family="paragraph" style:parent-style-name="Title">
      <style:paragraph-properties fo:text-align="end" style:justify-single-word="false"/>
      <style:text-properties fo:language="pt" fo:country="BR"/>
    </style:style>
    <style:style style:name="P57" style:family="paragraph" style:parent-style-name="Title">
      <style:paragraph-properties fo:text-align="end" style:justify-single-word="false"/>
      <style:text-properties fo:font-size="24pt" fo:language="pt" fo:country="BR" style:font-size-asian="24pt" style:font-size-complex="24pt"/>
    </style:style>
    <style:style style:name="P58" style:family="paragraph" style:parent-style-name="Title">
      <style:paragraph-properties fo:text-align="end" style:justify-single-word="false"/>
      <style:text-properties fo:font-size="14pt" fo:language="pt" fo:country="BR" style:font-size-asian="14pt"/>
    </style:style>
    <style:style style:name="P59" style:family="paragraph" style:parent-style-name="Title">
      <style:text-properties fo:font-size="12pt" fo:language="pt" fo:country="BR" style:font-size-asian="12pt" style:font-size-complex="12pt"/>
    </style:style>
    <style:style style:name="P60" style:family="paragraph" style:parent-style-name="Title">
      <style:paragraph-properties fo:break-before="page"/>
      <style:text-properties fo:font-size="16pt" fo:language="pt" fo:country="BR" style:font-size-asian="16pt" style:font-size-complex="16pt"/>
    </style:style>
    <style:style style:name="P61" style:family="paragraph" style:parent-style-name="Title">
      <style:paragraph-properties fo:margin-left="0.63cm" fo:margin-right="0cm" fo:line-height="150%" fo:text-align="justify" style:justify-single-word="false" fo:text-indent="0.64cm" style:auto-text-indent="false"/>
    </style:style>
    <style:style style:name="P62" style:family="paragraph" style:parent-style-name="RUP_20_Tabela">
      <style:paragraph-properties fo:text-align="center" style:justify-single-word="false" fo:keep-together="always"/>
      <style:text-properties fo:language="pt" fo:country="BR" style:language-complex="ar" style:country-complex="SA"/>
    </style:style>
    <style:style style:name="P63" style:family="paragraph" style:parent-style-name="RUP_20_Tabela">
      <style:paragraph-properties fo:text-align="center" style:justify-single-word="false" fo:keep-together="always"/>
      <style:text-properties style:font-name="Arial" fo:font-size="10pt" fo:language="pt" fo:country="BR" style:font-size-asian="10pt" style:font-name-complex="Arial" style:font-size-complex="10pt" style:language-complex="ar" style:country-complex="SA"/>
    </style:style>
    <style:style style:name="P64" style:family="paragraph" style:parent-style-name="RUP_20_Tabela">
      <style:paragraph-properties fo:keep-together="always" fo:keep-with-next="always"/>
      <style:text-properties fo:language="pt" fo:country="BR" style:language-complex="ar" style:country-complex="SA"/>
    </style:style>
    <style:style style:name="P65" style:family="paragraph" style:parent-style-name="RUP_20_Tabela">
      <style:paragraph-properties fo:keep-together="always" fo:keep-with-next="always" style:snap-to-layout-grid="false"/>
      <style:text-properties fo:language="pt" fo:country="BR" style:language-complex="ar" style:country-complex="SA"/>
    </style:style>
    <style:style style:name="P66" style:family="paragraph" style:parent-style-name="RUP_20_Tabela">
      <style:paragraph-properties fo:text-align="center" style:justify-single-word="false" fo:keep-together="always" fo:keep-with-next="always"/>
      <style:text-properties fo:language="pt" fo:country="BR" style:language-complex="ar" style:country-complex="SA"/>
    </style:style>
    <style:style style:name="P67" style:family="paragraph" style:parent-style-name="Contents_20_2">
      <style:paragraph-properties>
        <style:tab-stops>
          <style:tab-stop style:position="16.999cm" style:type="right" style:leader-style="dotted" style:leader-text="."/>
        </style:tab-stops>
      </style:paragraph-properties>
    </style:style>
    <style:style style:name="P68" style:family="paragraph" style:parent-style-name="RUP_20_Instruções">
      <style:paragraph-properties fo:text-align="center" style:justify-single-word="false" fo:keep-together="always" style:snap-to-layout-grid="false"/>
      <style:text-properties fo:color="#000000" fo:language="pt" fo:country="BR" fo:font-weight="bold" style:font-weight-asian="bold" style:language-complex="ar" style:country-complex="SA"/>
    </style:style>
    <style:style style:name="P69" style:family="paragraph" style:parent-style-name="RUP_20_Instruções">
      <style:paragraph-properties fo:text-align="center" style:justify-single-word="false" fo:keep-together="always" style:snap-to-layout-grid="false"/>
      <style:text-properties fo:language="pt" fo:country="BR" style:language-complex="ar" style:country-complex="SA"/>
    </style:style>
    <style:style style:name="P70"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1" style:family="paragraph" style:parent-style-name="Text_20_body">
      <style:paragraph-properties fo:margin-left="1.873cm" fo:margin-right="0cm" fo:margin-top="0cm" fo:margin-bottom="0.106cm" fo:line-height="15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 style:font-size-complex="10pt" style:language-complex="ar" style:country-complex="SA"/>
    </style:style>
    <style:style style:name="P72" style:family="paragraph" style:parent-style-name="Standard">
      <style:paragraph-properties fo:margin-left="1.857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3" style:family="paragraph" style:parent-style-name="Standard" style:master-page-name="">
      <style:paragraph-properties fo:margin-left="1.857cm" fo:margin-right="0cm" fo:margin-top="0cm" fo:margin-bottom="0.106cm" fo:line-height="150%" fo:text-align="justify" style:justify-single-word="false" fo:text-indent="0cm" style:auto-text-indent="false" style:page-number="auto"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4"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style:font-size-asian="10pt" style:font-name-complex="Arial"/>
    </style:style>
    <style:style style:name="P75"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76"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fo:font-weight="normal" style:font-size-asian="10pt" style:font-weight-asian="normal" style:font-name-complex="Arial" style:font-weight-complex="normal"/>
    </style:style>
    <style:style style:name="P77" style:family="paragraph" style:parent-style-name="Text_20_body">
      <style:paragraph-properties fo:margin-left="3.81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78" style:family="paragraph" style:parent-style-name="Standard">
      <style:paragraph-properties fo:margin-left="2.037cm" fo:margin-right="0cm" fo:text-indent="0cm" style:auto-text-indent="false"/>
      <style:text-properties style:font-name="Arial" fo:font-size="10pt" style:font-size-asian="10pt" style:font-size-complex="10pt"/>
    </style:style>
    <style:style style:name="P79" style:family="paragraph" style:parent-style-name="Standard">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80" style:family="paragraph" style:parent-style-name="Standard">
      <style:paragraph-properties fo:margin-left="1.984cm" fo:margin-right="0cm" fo:margin-top="0cm" fo:margin-bottom="0cm" fo:line-height="150%" fo:text-indent="0cm" style:auto-text-indent="false">
        <style:tab-stops>
          <style:tab-stop style:position="1.111cm"/>
          <style:tab-stop style:position="1.905cm"/>
        </style:tab-stops>
      </style:paragraph-properties>
      <style:text-properties fo:font-size="11pt" fo:font-style="normal" style:font-size-asian="11pt" style:font-style-asian="normal" style:font-size-complex="11pt"/>
    </style:style>
    <style:style style:name="P81" style:family="paragraph" style:parent-style-name="Standard">
      <style:paragraph-properties fo:margin-left="1.984cm" fo:margin-right="0cm" fo:margin-top="0cm" fo:margin-bottom="0cm" fo:line-height="150%" fo:text-indent="0cm" style:auto-text-indent="false">
        <style:tab-stops>
          <style:tab-stop style:position="1.826cm"/>
        </style:tab-stops>
      </style:paragraph-properties>
      <style:text-properties fo:font-size="11pt" fo:font-style="normal" style:font-size-asian="11pt" style:font-style-asian="normal" style:font-size-complex="11pt"/>
    </style:style>
    <style:style style:name="P82" style:family="paragraph" style:parent-style-name="Text_20_body">
      <style:paragraph-properties fo:margin-left="1.879cm" fo:margin-right="0cm" fo:margin-top="0cm" fo:margin-bottom="0cm" fo:line-height="150%" fo:text-align="justify" style:justify-single-word="false" fo:text-indent="0.053cm" style:auto-text-indent="false"/>
      <style:text-properties style:font-name="Arial" fo:font-size="10pt" fo:language="pt" fo:country="BR" style:font-size-asian="10pt"/>
    </style:style>
    <style:style style:name="P83" style:family="paragraph" style:parent-style-name="Heading_20_6">
      <style:paragraph-properties fo:margin-left="0.847cm" fo:margin-right="0cm" fo:margin-top="0cm" fo:margin-bottom="0cm" fo:text-indent="1.251cm" style:auto-text-indent="false"/>
      <style:text-properties style:font-name="Arial" fo:font-size="10pt" style:font-size-asian="10pt" style:font-name-complex="Arial" style:font-size-complex="10pt"/>
    </style:style>
    <style:style style:name="P84" style:family="paragraph" style:parent-style-name="Heading_20_1">
      <style:paragraph-properties fo:text-align="center" style:justify-single-word="false">
        <style:tab-stops>
          <style:tab-stop style:position="0.847cm"/>
          <style:tab-stop style:position="16.609cm" style:type="right" style:leader-style="dotted" style:leader-text="."/>
        </style:tab-stops>
      </style:paragraph-properties>
    </style:style>
    <style:style style:name="P85" style:family="paragraph" style:parent-style-name="Standard">
      <style:text-properties fo:color="#008000" style:font-name="Arial" fo:font-size="9pt" style:font-size-asian="9pt" style:font-name-complex="Arial" style:font-size-complex="9pt"/>
    </style:style>
    <style:style style:name="P86" style:family="paragraph" style:parent-style-name="Standard" style:list-style-name="L1">
      <style:paragraph-properties fo:margin-left="2.037cm" fo:margin-right="0cm" fo:text-indent="0cm" style:auto-text-indent="false"/>
      <style:text-properties style:font-name="Arial" fo:font-size="10pt" style:font-size-asian="10pt" style:font-size-complex="10pt"/>
    </style:style>
    <style:style style:name="P87"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88"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89"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90"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91"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92" style:family="paragraph" style:parent-style-name="Standard" style:list-style-name="L3">
      <style:paragraph-properties fo:margin-left="2.037cm" fo:margin-right="0cm" fo:text-indent="0cm" style:auto-text-indent="false"/>
      <style:text-properties style:font-name="Arial" fo:font-size="10pt" style:font-size-asian="10pt" style:font-size-complex="10pt"/>
    </style:style>
    <style:style style:name="P93" style:family="paragraph" style:parent-style-name="Standard" style:list-style-name="L3">
      <style:paragraph-properties fo:margin-left="2.037cm" fo:margin-right="0cm" fo:text-indent="0cm" style:auto-text-indent="false"/>
      <style:text-properties style:font-name="Arial" fo:font-size="10pt" style:font-size-asian="10pt" style:font-size-complex="10pt"/>
    </style:style>
    <style:style style:name="P94"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95"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96"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97"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98" style:family="paragraph" style:parent-style-name="Standard" style:list-style-name="L2">
      <style:paragraph-properties fo:margin-left="2.037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font-size-complex="10pt"/>
    </style:style>
    <style:style style:name="P99" style:family="paragraph" style:parent-style-name="Standard" style:list-style-name="L5">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100" style:family="paragraph" style:parent-style-name="Standard" style:list-style-name="L5">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101" style:family="paragraph" style:parent-style-name="Standard" style:list-style-name="L5">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102" style:family="paragraph" style:parent-style-name="Standard" style:list-style-name="L5">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103" style:family="paragraph" style:parent-style-name="Title" style:master-page-name="Standard">
      <style:paragraph-properties fo:text-align="end" style:justify-single-word="false" style:page-number="1"/>
      <style:text-properties fo:language="pt" fo:country="BR"/>
    </style:style>
    <style:style style:name="P104" style:family="paragraph" style:parent-style-name="Heading_20_1" style:list-style-name="WW8Num6">
      <style:paragraph-properties fo:margin-left="1.27cm" fo:margin-right="0cm" fo:text-indent="-1.27cm" style:auto-text-indent="false">
        <style:tab-stops>
          <style:tab-stop style:position="0.751cm"/>
        </style:tab-stops>
      </style:paragraph-properties>
    </style:style>
    <style:style style:name="P105" style:family="paragraph" style:parent-style-name="Heading_20_1" style:list-style-name="WW8Num6">
      <style:paragraph-properties fo:margin-left="0.847cm" fo:margin-right="0cm" fo:margin-top="0cm" fo:margin-bottom="0.106cm" fo:text-indent="-0.847cm" style:auto-text-indent="false">
        <style:tab-stops/>
      </style:paragraph-properties>
      <style:text-properties fo:font-size="12pt" style:font-size-asian="12pt" style:font-size-complex="12pt"/>
    </style:style>
    <style:style style:name="P106"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107"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108" style:family="paragraph" style:parent-style-name="Heading_20_1" style:list-style-name="WW8Num7">
      <style:paragraph-properties fo:margin-left="1.244cm" fo:margin-right="0cm" fo:margin-top="0cm" fo:margin-bottom="0cm" fo:text-indent="-1.244cm" style:auto-text-indent="false">
        <style:tab-stops>
          <style:tab-stop style:position="0.847cm"/>
        </style:tab-stops>
      </style:paragraph-properties>
      <style:text-properties fo:font-size="12pt" style:font-size-asian="12pt" style:font-size-complex="12pt"/>
    </style:style>
    <style:style style:name="P109" style:family="paragraph" style:parent-style-name="Heading_20_1">
      <style:paragraph-properties fo:margin-left="0cm" fo:margin-right="0cm" fo:margin-top="0.212cm" fo:margin-bottom="0cm" fo:text-indent="0cm" style:auto-text-indent="false">
        <style:tab-stops>
          <style:tab-stop style:position="0.847cm"/>
        </style:tab-stops>
      </style:paragraph-properties>
      <style:text-properties fo:font-size="12pt" style:font-size-asian="12pt" style:font-size-complex="12pt"/>
    </style:style>
    <style:style style:name="P110" style:family="paragraph" style:parent-style-name="Heading_20_1">
      <style:paragraph-properties fo:margin-left="0cm" fo:margin-right="0cm" fo:margin-top="0.212cm" fo:margin-bottom="0cm" fo:text-indent="0cm" style:auto-text-indent="false" fo:break-before="page">
        <style:tab-stops>
          <style:tab-stop style:position="0.847cm"/>
        </style:tab-stops>
      </style:paragraph-properties>
      <style:text-properties fo:font-size="12pt" style:font-size-asian="12pt" style:font-size-complex="12pt"/>
    </style:style>
    <style:style style:name="P111" style:family="paragraph" style:parent-style-name="Heading_20_2" style:list-style-name="WW8Num6">
      <style:paragraph-properties fo:margin-left="2.328cm" fo:margin-right="0cm" fo:margin-top="0cm" fo:margin-bottom="0cm" fo:text-indent="-0.635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2"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3"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4"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5"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font-style-complex="normal"/>
    </style:style>
    <style:style style:name="P116" style:family="paragraph" style:parent-style-name="Heading_20_2" style:list-style-name="WW8Num6">
      <style:paragraph-properties fo:margin-left="2.328cm" fo:margin-right="0cm" fo:margin-top="0cm" fo:margin-bottom="0cm" fo:text-indent="-1.69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7" style:family="paragraph" style:parent-style-name="Heading_20_2" style:list-style-name="WW8Num7">
      <style:paragraph-properties fo:margin-left="0.847cm" fo:margin-right="0cm" fo:text-indent="0.026cm" style:auto-text-indent="false">
        <style:tab-stops>
          <style:tab-stop style:position="1.905cm"/>
        </style:tab-stops>
      </style:paragraph-properties>
      <style:text-properties fo:font-size="11pt" fo:font-style="normal" style:font-size-asian="11pt" style:font-style-asian="normal" style:font-size-complex="11pt"/>
    </style:style>
    <style:style style:name="P118" style:family="paragraph" style:parent-style-name="Heading_20_2" style:list-style-name="WW8Num7">
      <style:paragraph-properties fo:margin-left="0.85cm" fo:margin-right="0cm" fo:margin-top="0.212cm" fo:margin-bottom="0cm" fo:text-indent="0.03cm" style:auto-text-indent="false" fo:break-before="page">
        <style:tab-stops>
          <style:tab-stop style:position="0.847cm"/>
          <style:tab-stop style:position="1.905cm"/>
        </style:tab-stops>
      </style:paragraph-properties>
      <style:text-properties fo:font-size="11pt" fo:font-style="normal" style:font-size-asian="11pt" style:font-style-asian="normal" style:font-size-complex="11pt"/>
    </style:style>
    <style:style style:name="P119"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0"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1"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2"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3"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4" style:family="paragraph" style:parent-style-name="Heading_20_2" style:list-style-name="WW8Num9">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5"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style:font-size-asian="11pt"/>
    </style:style>
    <style:style style:name="P126"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style:font-size-asian="11pt"/>
    </style:style>
    <style:style style:name="P127" style:family="paragraph" style:parent-style-name="Heading_20_2" style:list-style-name="WW8Num7">
      <style:paragraph-properties fo:margin-left="1.244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28" style:family="paragraph" style:parent-style-name="Heading_20_2" style:list-style-name="WW8Num11">
      <style:paragraph-properties fo:margin-left="1.27cm" fo:margin-right="0cm" fo:margin-top="0cm" fo:margin-bottom="0cm" fo:text-indent="-0.42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29"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30"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31" style:family="paragraph" style:parent-style-name="Heading_20_3" style:list-style-name="WW8Num7">
      <style:paragraph-properties fo:margin-left="1.27cm" fo:margin-right="0cm" fo:margin-top="0cm" fo:margin-bottom="0cm" fo:text-indent="-0.423cm" style:auto-text-indent="false">
        <style:tab-stops>
          <style:tab-stop style:position="0.847cm"/>
          <style:tab-stop style:position="1.905cm"/>
        </style:tab-stops>
      </style:paragraph-properties>
      <style:text-properties fo:font-size="11pt" style:font-size-asian="11pt" style:font-size-complex="11pt"/>
    </style:style>
    <style:style style:name="P132" style:family="paragraph" style:parent-style-name="Heading_20_3" style:list-style-name="WW8Num7">
      <style:paragraph-properties fo:margin-left="1.27cm" fo:margin-right="0cm" fo:margin-top="0cm" fo:margin-bottom="0cm" fo:text-indent="-0.423cm" style:auto-text-indent="false">
        <style:tab-stops>
          <style:tab-stop style:position="1.905cm"/>
          <style:tab-stop style:position="2.54cm"/>
        </style:tab-stops>
      </style:paragraph-properties>
      <style:text-properties fo:font-size="11pt" style:font-size-asian="11pt" style:font-size-complex="11pt"/>
    </style:style>
    <style:style style:name="P133"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34"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35"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36"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37"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38" style:family="paragraph" style:parent-style-name="Heading_20_4" style:list-style-name="WW8Num7">
      <style:paragraph-properties fo:margin-left="2.328cm" fo:margin-right="0cm" fo:margin-top="0cm" fo:margin-bottom="0cm" fo:text-indent="-1.482cm" style:auto-text-indent="false">
        <style:tab-stops>
          <style:tab-stop style:position="2.328cm"/>
        </style:tab-stops>
      </style:paragraph-properties>
      <style:text-properties style:font-name="Arial" fo:font-size="11pt" style:font-size-asian="11pt" style:font-name-complex="Arial" style:font-size-complex="11pt"/>
    </style:style>
    <style:style style:name="P139" style:family="paragraph" style:parent-style-name="Heading_20_4" style:list-style-name="WW8Num7">
      <style:paragraph-properties fo:margin-left="1.482cm" fo:margin-right="0cm" fo:margin-top="0cm" fo:margin-bottom="0cm" fo:text-indent="-0.635cm" style:auto-text-indent="false">
        <style:tab-stops>
          <style:tab-stop style:position="1.905cm"/>
          <style:tab-stop style:position="2.328cm"/>
        </style:tab-stops>
      </style:paragraph-properties>
      <style:text-properties style:font-name="Arial" fo:font-size="11pt" style:font-size-asian="11pt" style:font-name-complex="Arial" style:font-size-complex="11pt"/>
    </style:style>
    <style:style style:name="P140" style:family="paragraph" style:parent-style-name="Heading_20_4" style:list-style-name="WW8Num7">
      <style:paragraph-properties fo:margin-left="1.9cm" fo:margin-right="0cm" fo:margin-top="0cm" fo:margin-bottom="0cm" fo:text-indent="-0.841cm" style:auto-text-indent="false">
        <style:tab-stops>
          <style:tab-stop style:position="1.482cm"/>
          <style:tab-stop style:position="2.54cm"/>
        </style:tab-stops>
      </style:paragraph-properties>
      <style:text-properties style:font-name="Arial" fo:font-size="11pt" style:font-size-asian="11pt" style:font-name-complex="Arial" style:font-size-complex="11pt"/>
    </style:style>
    <style:style style:name="P141" style:family="paragraph" style:parent-style-name="Text_20_body" style:list-style-name="WW8Num13">
      <style:paragraph-properties fo:margin-left="3.175cm" fo:margin-right="0cm" fo:margin-top="0cm" fo:margin-bottom="0cm" fo:line-height="150%" fo:text-align="justify" style:justify-single-word="false"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142" style:family="paragraph" style:parent-style-name="Text_20_body" style:list-style-name="WW8Num2">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style:font-name="Arial" fo:font-size="10pt" fo:language="pt" fo:country="BR" style:font-size-asian="10pt" style:font-name-complex="Arial"/>
    </style:style>
    <style:style style:name="P143" style:family="paragraph" style:parent-style-name="Text_20_body" style:list-style-name="WW8Num12">
      <style:paragraph-properties fo:margin-left="2.54cm" fo:margin-right="0cm" fo:margin-top="0.212cm" fo:margin-bottom="0.212cm" fo:text-indent="-2.519cm" style:auto-text-indent="false" style:snap-to-layout-grid="false">
        <style:tab-stops>
          <style:tab-stop style:position="0.445cm"/>
        </style:tab-stops>
      </style:paragraph-properties>
      <style:text-properties style:font-name="Arial" fo:font-size="10pt" fo:language="pt" fo:country="BR" style:font-size-asian="10pt" style:font-name-complex="Arial"/>
    </style:style>
    <style:style style:name="P144" style:family="paragraph" style:parent-style-name="Text_20_body" style:list-style-name="WW8Num12">
      <style:paragraph-properties fo:margin-left="2.54cm" fo:margin-right="0cm" fo:margin-top="0.212cm" fo:margin-bottom="0.212cm" fo:text-indent="-2.519cm" style:auto-text-indent="false">
        <style:tab-stops>
          <style:tab-stop style:position="0.445cm"/>
        </style:tab-stops>
      </style:paragraph-properties>
      <style:text-properties style:font-name="Arial" fo:font-size="10pt" fo:language="pt" fo:country="BR" style:font-size-asian="10pt" style:font-name-complex="Arial"/>
    </style:style>
    <style:style style:name="P145" style:family="paragraph" style:parent-style-name="Text_20_body" style:list-style-name="WW8Num5">
      <style:paragraph-properties fo:margin-left="0.445cm" fo:margin-right="0cm" fo:margin-top="0.212cm" fo:margin-bottom="0.212cm" fo:text-indent="-0.423cm" style:auto-text-indent="false"/>
      <style:text-properties style:font-name="Arial" fo:font-size="10pt" fo:language="pt" fo:country="BR" style:font-size-asian="10pt" style:font-name-complex="Arial"/>
    </style:style>
    <style:style style:name="P146"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47"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48"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49"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0"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1"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2"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3"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4"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5"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6"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7"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8"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59"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60"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61"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62"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63"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64"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65"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66" style:family="paragraph" style:parent-style-name="Text_20_body" style:list-style-name="WW8Num7">
      <style:paragraph-properties fo:margin-left="1.27cm" fo:margin-right="0cm" fo:margin-top="0cm" fo:margin-bottom="0cm" fo:line-height="150%" fo:text-align="justify" style:justify-single-word="false"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67" style:family="paragraph" style:parent-style-name="Text_20_body">
      <style:paragraph-properties fo:margin-left="1.27cm" fo:margin-right="0cm" fo:margin-top="0cm" fo:margin-bottom="0cm" fo:line-height="150%" fo:text-align="justify" style:justify-single-word="false" fo:text-indent="0.63cm" style:auto-text-indent="false">
        <style:tab-stops>
          <style:tab-stop style:position="2.963cm"/>
        </style:tab-stops>
      </style:paragraph-properties>
      <style:text-properties style:font-name="Arial" fo:font-size="10pt" fo:language="pt" fo:country="BR" fo:font-weight="normal" style:font-size-asian="10pt" style:font-weight-asian="normal" style:font-name-complex="Arial" style:font-weight-complex="normal"/>
    </style:style>
    <style:style style:name="P168"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69"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0"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1"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2"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3"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4"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5"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6"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7"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8"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79"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0"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1"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2"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3"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4"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5"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6"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7"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8"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89"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0"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1"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2"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3"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4"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5"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6"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7"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8"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99"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200"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201"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202" style:family="paragraph" style:parent-style-name="Text_20_body" style:list-style-name="L4">
      <style:paragraph-properties fo:margin-left="1.984cm" fo:margin-right="0cm" fo:margin-top="0cm" fo:margin-bottom="0cm" fo:line-height="150%" fo:text-align="justify" style:justify-single-word="false" fo:text-indent="-0.026cm" style:auto-text-indent="false">
        <style:tab-stops/>
      </style:paragraph-properties>
      <style:text-properties style:font-name="Arial" fo:font-size="10pt" fo:language="pt" fo:country="BR" style:font-size-asian="10pt" style:font-name-complex="Arial" style:font-size-complex="10pt"/>
    </style:style>
    <style:style style:name="P203" style:family="paragraph" style:parent-style-name="Text_20_body" style:list-style-name="L4">
      <style:paragraph-properties fo:margin-left="1.984cm" fo:margin-right="0cm" fo:margin-top="0cm" fo:margin-bottom="0cm" fo:line-height="150%" fo:text-align="justify" style:justify-single-word="false" fo:text-indent="-0.026cm" style:auto-text-indent="false">
        <style:tab-stops/>
      </style:paragraph-properties>
      <style:text-properties fo:color="#000000" style:font-name="Arial" fo:font-size="10pt" fo:language="pt" fo:country="BR" style:font-size-asian="10pt" style:font-size-complex="10pt" style:language-complex="ar" style:country-complex="SA"/>
    </style:style>
    <style:style style:name="P204" style:family="paragraph" style:parent-style-name="Text_20_body" style:list-style-name="L4">
      <style:paragraph-properties fo:margin-left="1.984cm" fo:margin-right="0cm" fo:margin-top="0cm" fo:margin-bottom="0cm" fo:line-height="150%" fo:text-align="justify" style:justify-single-word="false" fo:text-indent="-0.026cm" style:auto-text-indent="false">
        <style:tab-stops/>
      </style:paragraph-properties>
      <style:text-properties fo:color="#000000" style:font-name="Arial" fo:font-size="10pt" fo:language="pt" fo:country="BR" style:font-size-asian="10pt" style:font-size-complex="10pt" style:language-complex="ar" style:country-complex="SA"/>
    </style:style>
    <style:style style:name="P205" style:family="paragraph" style:parent-style-name="Text_20_body" style:list-style-name="L4">
      <style:paragraph-properties fo:margin-left="1.984cm" fo:margin-right="0cm" fo:margin-top="0cm" fo:margin-bottom="0cm" fo:line-height="150%" fo:text-align="justify" style:justify-single-word="false" fo:text-indent="-0.026cm" style:auto-text-indent="false">
        <style:tab-stops/>
      </style:paragraph-properties>
      <style:text-properties fo:color="#000000" style:font-name="Arial" fo:font-size="10pt" fo:language="pt" fo:country="BR" style:font-size-asian="10pt" style:font-size-complex="10pt" style:language-complex="ar" style:country-complex="SA"/>
    </style:style>
    <style:style style:name="P206" style:family="paragraph" style:parent-style-name="Text_20_body" style:list-style-name="L4">
      <style:paragraph-properties fo:margin-left="1.879cm" fo:margin-right="0cm" fo:margin-top="0cm" fo:margin-bottom="0cm" fo:line-height="150%" fo:text-align="justify" style:justify-single-word="false" fo:text-indent="0.053cm" style:auto-text-indent="false"/>
      <style:text-properties fo:color="#000000" style:font-name="Arial" fo:font-size="10pt" fo:language="pt" fo:country="BR" style:font-size-asian="10pt" style:font-size-complex="10pt" style:language-complex="ar" style:country-complex="SA"/>
    </style:style>
    <style:style style:name="P207" style:family="paragraph" style:parent-style-name="Text_20_body" style:list-style-name="L4">
      <style:paragraph-properties fo:margin-left="1.879cm" fo:margin-right="0cm" fo:margin-top="0cm" fo:margin-bottom="0cm" fo:line-height="150%" fo:text-align="justify" style:justify-single-word="false" fo:text-indent="0.053cm" style:auto-text-indent="false"/>
      <style:text-properties fo:color="#000000" style:font-name="Arial" fo:font-size="10pt" fo:language="pt" fo:country="BR" style:font-size-asian="10pt" style:font-size-complex="10pt" style:language-complex="ar" style:country-complex="SA"/>
    </style:style>
    <style:style style:name="P208" style:family="paragraph" style:parent-style-name="Text_20_body">
      <style:paragraph-properties fo:margin-left="0.847cm" fo:margin-right="0cm" fo:margin-top="0cm" fo:margin-bottom="0cm" fo:line-height="150%" fo:text-align="justify" style:justify-single-word="false"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209" style:family="paragraph" style:parent-style-name="Text_20_body">
      <style:paragraph-properties fo:margin-left="0.847cm" fo:margin-right="0cm" fo:margin-top="0cm" fo:margin-bottom="0cm" fo:line-height="150%" fo:text-align="justify" style:justify-single-word="false" fo:text-indent="0.026cm" style:auto-text-indent="false">
        <style:tab-stops>
          <style:tab-stop style:position="0.847cm"/>
        </style:tab-stops>
      </style:paragraph-properties>
      <style:text-properties style:font-name="Arial" fo:font-size="10pt" fo:language="pt" fo:country="BR" style:font-size-asian="10pt" style:font-name-complex="Arial"/>
    </style:style>
    <style:style style:name="P210" style:family="paragraph" style:parent-style-name="Text_20_body" style:list-style-name="L6">
      <style:paragraph-properties fo:margin-left="0.847cm" fo:margin-right="0cm" fo:margin-top="0cm" fo:margin-bottom="0cm" fo:line-height="150%" fo:text-align="justify" style:justify-single-word="false" fo:text-indent="0.026cm" style:auto-text-indent="false">
        <style:tab-stops>
          <style:tab-stop style:position="0.847cm"/>
        </style:tab-stops>
      </style:paragraph-properties>
      <style:text-properties style:font-name="Arial" fo:font-size="10pt" fo:language="pt" fo:country="BR" style:font-size-asian="10pt" style:font-name-complex="Arial"/>
    </style:style>
    <style:style style:name="P211" style:family="paragraph" style:parent-style-name="Text_20_body" style:list-style-name="L6">
      <style:paragraph-properties fo:margin-left="0.847cm" fo:margin-right="0cm" fo:margin-top="0cm" fo:margin-bottom="0cm" fo:line-height="150%" fo:text-align="justify" style:justify-single-word="false" fo:text-indent="0.026cm" style:auto-text-indent="false">
        <style:tab-stops>
          <style:tab-stop style:position="0.847cm"/>
        </style:tab-stops>
      </style:paragraph-properties>
      <style:text-properties style:font-name="Arial" fo:font-size="10pt" fo:language="pt" fo:country="BR" style:font-size-asian="10pt" style:font-name-complex="Arial"/>
    </style:style>
    <style:style style:name="P212" style:family="paragraph" style:parent-style-name="Text_20_body" style:list-style-name="L6">
      <style:paragraph-properties fo:margin-left="0.847cm" fo:margin-right="0cm" fo:margin-top="0cm" fo:margin-bottom="0cm" fo:line-height="150%" fo:text-align="justify" style:justify-single-word="false" fo:text-indent="0.026cm" style:auto-text-indent="false">
        <style:tab-stops>
          <style:tab-stop style:position="0.847cm"/>
        </style:tab-stops>
      </style:paragraph-properties>
      <style:text-properties style:font-name="Arial" fo:font-size="10pt" fo:language="pt" fo:country="BR" style:font-size-asian="10pt" style:font-name-complex="Arial"/>
    </style:style>
    <style:style style:name="P213" style:family="paragraph" style:parent-style-name="Text_20_body" style:list-style-name="L6">
      <style:paragraph-properties fo:margin-left="0.847cm" fo:margin-right="0cm" fo:margin-top="0cm" fo:margin-bottom="0cm" fo:line-height="150%" fo:text-align="justify" style:justify-single-word="false" fo:text-indent="0.026cm" style:auto-text-indent="false">
        <style:tab-stops>
          <style:tab-stop style:position="0.847cm"/>
        </style:tab-stops>
      </style:paragraph-properties>
      <style:text-properties style:font-name="Arial" fo:font-size="10pt" fo:language="pt" fo:country="BR" style:font-size-asian="10pt" style:font-name-complex="Arial"/>
    </style:style>
    <style:style style:name="P214"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215"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216"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217"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218"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219"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220" style:family="paragraph" style:parent-style-name="Com_20_marcadores" style:list-style-name="WW8Num3">
      <style:paragraph-properties fo:margin-left="0.445cm" fo:margin-right="0cm" fo:margin-top="0cm" fo:margin-bottom="0cm" fo:text-indent="0.402cm" style:auto-text-indent="false"/>
      <style:text-properties style:font-name="Arial" fo:font-size="10pt" fo:language="pt" fo:country="BR" style:font-size-asian="10pt" style:font-name-complex="Arial"/>
    </style:style>
    <style:style style:name="P221" style:family="paragraph" style:parent-style-name="InfoBlue" style:list-style-name="WW8Num5">
      <style:paragraph-properties fo:margin-left="0.445cm" fo:margin-right="0cm" fo:margin-top="0cm" fo:margin-bottom="0cm" fo:text-indent="-0.423cm" style:auto-text-indent="false" style:snap-to-layout-grid="false">
        <style:tab-stops>
          <style:tab-stop style:position="0.445cm"/>
          <style:tab-stop style:position="4.233cm"/>
        </style:tab-stops>
      </style:paragraph-properties>
      <style:text-properties fo:color="#000000" style:font-name="Arial" fo:font-style="normal" style:font-style-asian="normal" style:font-name-complex="Arial" style:font-size-complex="10pt"/>
    </style:style>
    <style:style style:name="P222"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0pt" fo:language="pt" fo:country="BR" fo:font-weight="normal" style:font-size-asian="10pt" style:language-asian="zxx" style:country-asian="none" style:font-weight-asian="normal"/>
    </style:style>
    <style:style style:name="T5" style:family="text">
      <style:text-properties fo:color="#000000" style:font-name="Arial" fo:font-size="10pt" fo:language="pt" fo:country="BR" fo:font-weight="normal" style:font-size-asian="10pt" style:language-asian="zxx" style:country-asian="none" style:font-weight-asian="normal" style:font-size-complex="10pt"/>
    </style:style>
    <style:style style:name="T6" style:family="text">
      <style:text-properties style:font-name="Arial"/>
    </style:style>
    <style:style style:name="T7" style:family="text">
      <style:text-properties style:font-name="Arial" fo:font-size="10pt" fo:language="pt" fo:country="BR" style:font-size-asian="10pt" style:font-name-complex="Arial"/>
    </style:style>
    <style:style style:name="T8" style:family="text">
      <style:text-properties style:font-name="Arial" fo:font-size="10pt" fo:language="pt" fo:country="BR" style:font-size-asian="10pt" style:font-name-complex="Arial" style:font-weight-complex="bold"/>
    </style:style>
    <style:style style:name="T9" style:family="text">
      <style:text-properties style:font-name="Arial" fo:font-size="10pt" fo:language="pt" fo:country="BR" style:font-size-asian="10pt" style:font-name-complex="Arial" style:font-size-complex="10pt"/>
    </style:style>
    <style:style style:name="T10" style:family="text">
      <style:text-properties style:font-name="Arial" fo:font-size="10pt" fo:language="pt" fo:country="BR" fo:font-weight="normal" style:font-size-asian="10pt" style:language-asian="zxx" style:country-asian="none" style:font-weight-asian="normal" style:font-size-complex="10pt"/>
    </style:style>
    <style:style style:name="T11" style:family="text">
      <style:text-properties style:font-name="Arial" fo:font-size="10pt" fo:language="pt" fo:country="BR" fo:font-weight="normal" style:font-size-asian="10pt" style:language-asian="zxx" style:country-asian="none" style:font-weight-asian="normal" style:font-size-complex="10pt" style:font-weight-complex="normal"/>
    </style:style>
    <style:style style:name="T12" style:family="text">
      <style:text-properties style:font-name="Arial" fo:font-size="10pt" fo:language="pt" fo:country="BR" fo:font-weight="normal" style:font-size-asian="10pt" style:language-asian="zxx" style:country-asian="none" style:font-weight-asian="normal" style:font-name-complex="Arial" style:font-size-complex="10pt"/>
    </style:style>
    <style:style style:name="T13" style:family="text">
      <style:text-properties fo:color="#008000" style:font-name="Arial" fo:font-size="10pt" fo:language="pt" fo:country="BR" fo:font-weight="bold" style:font-size-asian="10pt" style:font-weight-asian="bold" style:font-name-complex="Arial" style:font-weight-complex="bold"/>
    </style:style>
    <style:style style:name="T14" style:family="text">
      <style:text-properties fo:color="#008000" style:font-name="Arial" fo:font-size="10pt" fo:language="pt" fo:country="BR" fo:font-weight="normal" style:font-size-asian="10pt" style:language-asian="zxx" style:country-asian="none" style:font-weight-asian="normal" style:font-size-complex="10pt"/>
    </style:style>
    <style:style style:name="T15"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2">
      <text:list-level-style-bullet text:level="1" text:style-name="Bullet_20_Symbols" style:num-suffix="." text:bullet-char="•">
        <style:text-properties style:font-name="StarSymbol2"/>
      </text:list-level-style-bullet>
      <text:list-level-style-bullet text:level="2" text:style-name="Bullet_20_Symbols" style:num-suffix="." text:bullet-char="•">
        <style:text-properties style:font-name="StarSymbol2"/>
      </text:list-level-style-bullet>
      <text:list-level-style-bullet text:level="3" text:style-name="Bullet_20_Symbols" style:num-suffix="." text:bullet-char="•">
        <style:text-properties style:font-name="StarSymbol2"/>
      </text:list-level-style-bullet>
      <text:list-level-style-bullet text:level="4" text:style-name="Bullet_20_Symbols" style:num-suffix="." text:bullet-char="•">
        <style:text-properties style:font-name="StarSymbol2"/>
      </text:list-level-style-bullet>
      <text:list-level-style-bullet text:level="5" text:style-name="Bullet_20_Symbols" style:num-suffix="." text:bullet-char="•">
        <style:text-properties style:font-name="StarSymbol2"/>
      </text:list-level-style-bullet>
      <text:list-level-style-bullet text:level="6" text:style-name="Bullet_20_Symbols" style:num-suffix="." text:bullet-char="•">
        <style:text-properties style:font-name="StarSymbol2"/>
      </text:list-level-style-bullet>
      <text:list-level-style-bullet text:level="7" text:style-name="Bullet_20_Symbols" style:num-suffix="." text:bullet-char="•">
        <style:text-properties style:font-name="StarSymbol2"/>
      </text:list-level-style-bullet>
      <text:list-level-style-bullet text:level="8" text:style-name="Bullet_20_Symbols" style:num-suffix="." text:bullet-char="•">
        <style:text-properties style:font-name="StarSymbol2"/>
      </text:list-level-style-bullet>
      <text:list-level-style-bullet text:level="9" text:style-name="Bullet_20_Symbols" style:num-suffix="." text:bullet-char="•">
        <style:text-properties style:font-name="StarSymbol2"/>
      </text:list-level-style-bullet>
      <text:list-level-style-bullet text:level="10" text:style-name="Bullet_20_Symbols" style:num-suffix="." text:bullet-char="•">
        <style:text-properties style:font-name="StarSymbol2"/>
      </text:list-level-style-bullet>
    </text:list-style>
    <text:list-style style:name="L3">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318cm" text:min-label-width="0.635cm"/>
        <style:text-properties style:font-name="StarSymbol"/>
      </text:list-level-style-bullet>
      <text:list-level-style-bullet text:level="2" text:style-name="Bullet_20_Symbols" style:num-suffix="." text:bullet-char="○">
        <style:list-level-properties text:space-before="1.588cm" text:min-label-width="0.635cm"/>
        <style:text-properties style:font-name="StarSymbol"/>
      </text:list-level-style-bullet>
      <text:list-level-style-bullet text:level="3" text:style-name="Bullet_20_Symbols" style:num-suffix="." text:bullet-char="■">
        <style:list-level-properties text:space-before="2.858cm" text:min-label-width="0.635cm"/>
        <style:text-properties style:font-name="StarSymbol"/>
      </text:list-level-style-bullet>
      <text:list-level-style-bullet text:level="4" text:style-name="Bullet_20_Symbols" style:num-suffix="." text:bullet-char="●">
        <style:list-level-properties text:space-before="4.128cm" text:min-label-width="0.635cm"/>
        <style:text-properties style:font-name="StarSymbol"/>
      </text:list-level-style-bullet>
      <text:list-level-style-bullet text:level="5" text:style-name="Bullet_20_Symbols" style:num-suffix="." text:bullet-char="○">
        <style:list-level-properties text:space-before="5.398cm" text:min-label-width="0.635cm"/>
        <style:text-properties style:font-name="StarSymbol"/>
      </text:list-level-style-bullet>
      <text:list-level-style-bullet text:level="6" text:style-name="Bullet_20_Symbols" style:num-suffix="." text:bullet-char="■">
        <style:list-level-properties text:space-before="6.668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08cm" text:min-label-width="0.635cm"/>
        <style:text-properties style:font-name="StarSymbol"/>
      </text:list-level-style-bullet>
      <text:list-level-style-bullet text:level="9" text:style-name="Bullet_20_Symbols" style:num-suffix="." text:bullet-char="■">
        <style:list-level-properties text:space-before="10.478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56"/>
      <text:p text:style-name="P56"/>
      <text:p text:style-name="P56"/>
      <text:p text:style-name="P43"/>
      <text:p text:style-name="P57">Definição de Requisitos</text:p>
      <text:p text:style-name="P44"/>
      <text:p text:style-name="P44"/>
      <text:p text:style-name="P44"/>
      <text:p text:style-name="P44"/>
      <text:p text:style-name="P57">Sistema de Cadastro e Controle para Consultório Odontológico (SCO) - Versão 1.0</text:p>
      <text:p text:style-name="P50">Release 1.0</text:p>
      <text:p text:style-name="P44"/>
      <text:p text:style-name="P44"/>
      <text:p text:style-name="P44"/>
      <text:p text:style-name="P44"/>
      <text:p text:style-name="P51"/>
      <text:p text:style-name="P58"/>
      <text:section text:style-name="Sect1" text:name="Seção1">
        <text:p text:style-name="Standard"/>
      </text:section>
      <text:section text:style-name="Sect2" text:name="Seção2">
        <text:p text:style-name="P59"/>
        <text:p text:style-name="P60">Sumário</text:p>
        <text:p text:style-name="P45"/>
        <text:table-of-content text:style-name="Sect3" text:name="Sumário1">
          <text:table-of-content-source text:outline-level="4" text:use-index-marks="false">
            <text:index-title-template text:style-name="Contents_5f_20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8"><text:a xlink:type="simple" xlink:href="#1. Definição de Requisitos|outline"><text:s/>Definição de Requisitos<text:tab/>3</text:a></text:p>
            <text:p text:style-name="P48"><text:a xlink:type="simple" xlink:href="#1.Introdução|outline">1.Introdução<text:tab/>3</text:a></text:p>
            <text:p text:style-name="P67"><text:a xlink:type="simple" xlink:href="#1.1.Finalidade |outline">1.1Finalidade <text:tab/>3</text:a></text:p>
            <text:p text:style-name="P67"><text:a xlink:type="simple" xlink:href="#1.2.Escopo|outline">1.2Escopo<text:tab/>3</text:a></text:p>
            <text:p text:style-name="P67"><text:a xlink:type="simple" xlink:href="#1.3.Definições, Acrônimos e Abreviações|outline">1.3Definições, Acrônimos e Abreviações<text:tab/>3</text:a></text:p>
            <text:p text:style-name="P67"><text:a xlink:type="simple" xlink:href="#1.4.Dependências|outline">1.4Dependências<text:tab/>4</text:a></text:p>
            <text:p text:style-name="P67"><text:a xlink:type="simple" xlink:href="#1.5.Restrições|outline">1.5Restrições<text:tab/>5</text:a></text:p>
            <text:p text:style-name="P67"><text:a xlink:type="simple" xlink:href="#1.6.Referências|outline">1.6Referências<text:tab/>5</text:a></text:p>
            <text:p text:style-name="P48"><text:a xlink:type="simple" xlink:href="#2.Descrição|outline">2.Descrição<text:tab/>5</text:a></text:p>
            <text:p text:style-name="P67"><text:a xlink:type="simple" xlink:href="#1.1.Objetivos|outline">2.1Objetivos<text:tab/>5</text:a></text:p>
            <text:p text:style-name="P55"><text:a xlink:type="simple" xlink:href="#1.1.1.Ambiente|outline">2.1.1Ambiente<text:tab/>5</text:a></text:p>
            <text:p text:style-name="P49"><text:a xlink:type="simple" xlink:href="#1.1.1.1.Visão Geral|outline">2.1.1.1Visão Geral<text:tab/>6</text:a></text:p>
            <text:p text:style-name="P49"><text:a xlink:type="simple" xlink:href="#1.1.1.2.Usuários Finais |outline">2.1.1.2Usuários Finais <text:tab/>6</text:a></text:p>
            <text:p text:style-name="P49"><text:a xlink:type="simple" xlink:href="#1.1.1.3.Instalação e Suporte|outline">2.1.1.3Instalação e Suporte<text:tab/>6</text:a></text:p>
            <text:p text:style-name="P67"><text:a xlink:type="simple" xlink:href="#1.2.Migração, Compatibilidade e Co-Existência |outline">2.2Migração, Compatibilidade e Co-Existência <text:tab/>8</text:a></text:p>
            <text:p text:style-name="P48"><text:a xlink:type="simple" xlink:href="#2.Requisitos do Sistema|outline">3Requisitos do Sistema<text:tab/>8</text:a></text:p>
            <text:p text:style-name="P67"><text:a xlink:type="simple" xlink:href="#2.1.Requisitos Funcionais e de Dados |outline">3.1Requisitos Funcionais e de Dados <text:tab/>8</text:a></text:p>
            <text:p text:style-name="P67"><text:a xlink:type="simple" xlink:href="#2.2.Requisitos de Projeto|outline">3.2Requisitos de Projeto<text:tab/>9</text:a></text:p>
            <text:p text:style-name="P67"><text:a xlink:type="simple" xlink:href="#2.3.Requisitos de Performance|outline">3.3Requisitos de Performance<text:tab/>9</text:a></text:p>
            <text:p text:style-name="P55"><text:a xlink:type="simple" xlink:href="#2.3.1.Velocidade|outline">3.3.1Velocidade<text:tab/>9</text:a></text:p>
            <text:p text:style-name="P55"><text:a xlink:type="simple" xlink:href="#2.3.2.Confiabilidade, Disponibilidade e Manutenabilidade|outline">3.3.2Confiabilidade, Disponibilidade e Manutenabilidade<text:tab/>9</text:a></text:p>
            <text:p text:style-name="P55"><text:a xlink:type="simple" xlink:href="#2.3.3.Limite de Capacidade|outline">3.3.3Limite de Capacidade<text:tab/>9</text:a></text:p>
            <text:p text:style-name="P67"><text:a xlink:type="simple" xlink:href="#2.4.Requisitos de Interface Externa |outline">3.4Requisitos de Interface Externa <text:tab/>10</text:a></text:p>
            <text:p text:style-name="P55"><text:a xlink:type="simple" xlink:href="#2.4.1.Interface do usuário|outline">3.4.1Interface do usuário<text:tab/>10</text:a></text:p>
            <text:p text:style-name="P55"><text:a xlink:type="simple" xlink:href="#2.4.2.Interface de Hardware |outline">3.4.2Interface de Hardware <text:tab/>10</text:a></text:p>
            <text:p text:style-name="P55"><text:a xlink:type="simple" xlink:href="#2.4.3.Interface de Software|outline">3.4.3Interface de Software<text:tab/>10</text:a></text:p>
            <text:p text:style-name="P67"><text:a xlink:type="simple" xlink:href="#2.5.Requisitos de Segurança|outline">3.5Requisitos de Segurança<text:tab/>10</text:a></text:p>
            <text:p text:style-name="P67"><text:a xlink:type="simple" xlink:href="#2.6.Requisitos de Integridades |outline">3.6Requisitos de Integridades <text:tab/>10</text:a></text:p>
            <text:p text:style-name="P67"><text:a xlink:type="simple" xlink:href="#2.7.Requisitos Internacionais |outline">3.7Requisitos Internacionais <text:tab/>12</text:a></text:p>
            <text:p text:style-name="P67"><text:a xlink:type="simple" xlink:href="#2.8.Exigências de Prazos e Custos |outline">3.8Exigências de Prazos e Custos <text:tab/>12</text:a></text:p>
            <text:p text:style-name="P67"><text:a xlink:type="simple" xlink:href="#1.1.Exigências de Documentação|outline">3.9Exigências de Documentação<text:tab/>12</text:a></text:p>
            <text:p text:style-name="P67"><text:a xlink:type="simple" xlink:href="#1.1.Exigências de Treinamento|outline">3.10.Exigências de Treinamento<text:tab/>12</text:a></text:p>
            <text:p text:style-name="P67"><text:a xlink:type="simple" xlink:href="#1.2.Sumário de Tecnologia |outline">3.11.Sumário de Tecnologia <text:tab/>12</text:a></text:p>
            <text:p text:style-name="P67"><text:a xlink:type="simple" xlink:href="#1.1.Outros Requisitos |outline">3.12Outros Requisitos <text:tab/>12</text:a></text:p>
            <text:p text:style-name="P48"><text:a xlink:type="simple" xlink:href="#2.Critério de Aceitação |outline">4.Critério de Aceitação <text:tab/>14</text:a></text:p>
            <text:p text:style-name="P48"><text:a xlink:type="simple" xlink:href="#3.Requisitos Funcionais Alternativos|outline">5.Requisitos Funcionais Alternativos<text:tab/>14</text:a></text:p>
            <text:p text:style-name="P48"><text:a xlink:type="simple" xlink:href="#4.Responsabilidades|outline">6.Responsabilidades<text:tab/>14</text:a></text:p>
            <text:p text:style-name="P48"><text:soft-page-break/><text:a xlink:type="simple" xlink:href="#5.Assinaturas|outline">7.Assinaturas<text:tab/>15</text:a></text:p>
          </text:index-body>
        </text:table-of-content>
        <text:h text:style-name="P84" text:outline-level="1"><text:s/>Definição de Requisitos</text:h>
        <text:p text:style-name="Standard"/>
        <text:list text:style-name="WW8Num6">
          <text:list-item>
            <text:h text:style-name="P104" text:outline-level="1">Introdução</text:h>
          </text:list-item>
        </text:list>
        <text:p text:style-name="Standard"/>
        <text:list text:style-name="WW8Num6" text:continue-numbering="true">
          <text:list-item>
            <text:list text:continue-numbering="true">
              <text:list-item>
                <text:h text:style-name="P111" text:outline-level="2">Finalidade </text:h>
              </text:list-item>
            </text:list>
          </text:list-item>
        </text:list>
        <text:p text:style-name="P13"/>
        <text:p text:style-name="P17"><text:span text:style-name="T7">Esse documento define os requisitos do cliente, juntamente com a equipe técnica <text:s/>reponsável pelo projeto, para o desenvolvimento do Sistema </text:span><text:span text:style-name="T9">de Cadastro e Controle para Consultório Odontológico (SCO)</text:span><text:span text:style-name="T7">. <text:s/></text:span></text:p>
        <text:p text:style-name="P20">Uma visão detalhada de todos os requisitos é feita para melhor entendimento.</text:p>
        <text:p text:style-name="P20">A aceitação deste documento define a linha de base dos requisitos. </text:p>
        <text:p text:style-name="P53"/>
        <text:list text:style-name="WW8Num6" text:continue-numbering="true">
          <text:list-item>
            <text:list text:continue-numbering="true">
              <text:list-item>
                <text:h text:style-name="P112" text:outline-level="2">Escopo</text:h>
              </text:list-item>
            </text:list>
          </text:list-item>
        </text:list>
        <text:p text:style-name="P13"/>
        <text:p text:style-name="P73">O sistema se caracteriza como uma solução, compatível ao problema do cliente, em software para o consultório odontológico, permitindo gerenciar de forma eficiente e confiável as informações relativas ao funcionamento do consultório através de uma interface amigável e ituitível ao usuário.</text:p>
        <text:p text:style-name="P72">Os problemas encontrados atualmente pelo cliente é a perda de tempo nas atividades realizadas manualemente, a inconsistência das fichas utilizadas e o risco de perda dos dados cadastrados.</text:p>
        <text:p text:style-name="P71"><text:span text:style-name="T6">A solução refere-se às características em alto nível dos serviços a serem oferecidos pelo produto com o propósito de atender a uma ou mais necessidades. </text:span><text:span text:style-name="T6">Propõe automatizar o gerenciamento das informações inerentes as rotinas do consultório, são essas: cadastro de pacientes, cadastro de funcionários, cadastro de prestadores de serviços, cadastro de fornecedores, cadastro da tabela de serviços prestados, cadastro de dentistas por especialidade, cadastro de convênios, planejamento (orçamento) por paciente; permitir a emissão de receituários; <text:s/>permitir o agendamento de pacientes. Além de relatórios de serviços prestados e de atendimentos. Funcionalidades que atualmente são realizadas manualmente, além dos novos recursos <text:s/>possibilitados pelo software.</text:span></text:p>
        <text:p text:style-name="P70">Para controle de acesso do sistema será implantada uma solução baseada em login e senha. Este sub-sistema irá gerenciar as permissões para acesso as funcionalidades do sistema.</text:p>
        <text:p text:style-name="P70">O sistema garantirá os requisitos apresentados nesse documento e atendendo as funcionalidade exigidas pelo cliente.</text:p>
        <text:p text:style-name="P11"/>
        <text:list text:style-name="WW8Num6" text:continue-numbering="true">
          <text:list-item>
            <text:list text:continue-numbering="true">
              <text:list-item>
                <text:h text:style-name="P112" text:outline-level="2">Definições, Acrônimos e Abreviações</text:h>
              </text:list-item>
            </text:list>
          </text:list-item>
        </text:list>
        <text:p text:style-name="P13"/>
        <text:p text:style-name="P19">Todas as definições, acrônimos e abreviações, estão citados no documento “Glossário” do Sistema de Cadastro e Controle para Consultório Odontológico (SCO).</text:p>
        <text:p text:style-name="P13"/>
        <text:list text:style-name="WW8Num6" text:continue-numbering="true">
          <text:list-item>
            <text:list text:continue-numbering="true">
              <text:list-item>
                <text:h text:style-name="P112" text:outline-level="2"><text:soft-page-break/>Dependências</text:h>
              </text:list-item>
            </text:list>
          </text:list-item>
        </text:list>
        <text:p text:style-name="P32"/>
        <text:p text:style-name="P26">O sistema dependerá de toda a documentação produzida na análise. Na qual será feita referências das exigências a serem atendidas e as funcionalidades que o sistema deve realizar de acordo com as exigências dos clientes.</text:p>
        <text:p text:style-name="P26">O sistema que será desenvolvido não dependerá de nenhum outros sistema para exercer suas funcionalidades.</text:p>
        <text:p text:style-name="P26">As pessoas envolvidas no projeto, cliente e coordenadores do projeto, são de extrema importância na fase de documentação e desenvolvimento do software. O cliente se compromete a apresentar todas as funcionalidades e exigências, além do ambiente do negócio, pouco conhecido pelo coordenadores, e validar a execução dessas tarefas. Os coordenadores se comprometem a realizar todas as exegiências do cliente de acordo com as documentações elaboradas juntamente com o cliente.</text:p>
        <text:p text:style-name="P26"/>
        <text:list text:style-name="WW8Num6" text:continue-numbering="true">
          <text:list-item>
            <text:list text:continue-numbering="true">
              <text:list-item>
                <text:h text:style-name="P115" text:outline-level="2">Restrições</text:h>
              </text:list-item>
            </text:list>
          </text:list-item>
        </text:list>
        <text:p text:style-name="P11"/>
        <text:p text:style-name="P22">O cliente não apresentou restrições em realção ao custo do software a ser desenvolvido. O valor apresentado foi acordado sem problemas e sobre ciência de contratante e contratado que, caso haja a necessidade de novos requisitos, para atender ao requisitos principais solicitados, e a necessidade de novas funcionalidades o valor pode ser alterado.</text:p>
        <text:p text:style-name="P22">O tempo para o desenvolvimento do projeto é o ano de 2010, com vigência máxima até o quarto bimestre do ano.</text:p>
        <text:p text:style-name="P22">O ambiente para uso do software não foi restringido. O cliente está disposto a atender as configurações mínimas de hardware apresentadas pelo contratante para o bom desenvolvimento da aplicação.</text:p>
        <text:list text:style-name="WW8Num6" text:continue-numbering="true">
          <text:list-item>
            <text:list text:continue-numbering="true">
              <text:list-item>
                <text:h text:style-name="P116" text:outline-level="2">Referências</text:h>
              </text:list-item>
            </text:list>
          </text:list-item>
        </text:list>
        <text:p text:style-name="P11"/>
        <text:list text:style-name="WW8Num13">
          <text:list-item>
            <text:p text:style-name="P141">Termo de Abertura do Projeto – Versão 1.0</text:p>
          </text:list-item>
        </text:list>
        <text:p text:style-name="P15"/>
        <text:list text:style-name="WW8Num6">
          <text:list-item text:start-value="1">
            <text:h text:style-name="P105" text:outline-level="1" text:restart-numbering="true" text:start-value="1">Descrição</text:h>
          </text:list-item>
        </text:list>
        <text:list text:style-name="WW8Num7">
          <text:list-item>
            <text:list>
              <text:list-item>
                <text:h text:style-name="P117" text:outline-level="2">Objetivos</text:h>
              </text:list-item>
            </text:list>
          </text:list-item>
        </text:list>
        <text:p text:style-name="P13"/>
        <text:p text:style-name="P29">Descreva sucintamente as melhorias que o sistema irá proporcionar. <text:s/></text:p>
        <text:p text:style-name="P29"/>
        <text:p text:style-name="P29">Exemplo:</text:p>
        <text:p text:style-name="P18"/>
        <text:list text:style-name="WW8Num2">
          <text:list-item>
            <text:p text:style-name="P142">O Sistema terá uma interface atualizada desenvolvida em ambiente web proporcionando rápida e fácil navegação entre as interfaces.</text:p>
          </text:list-item>
        </text:list>
        <text:p text:style-name="P10"/>
        <text:list text:style-name="WW8Num7">
          <text:list-item text:start-value="1">
            <text:list>
              <text:list-item text:start-value="1">
                <text:list>
                  <text:list-item text:start-value="1">
                    <text:h text:style-name="P131" text:outline-level="3" text:restart-numbering="true" text:start-value="1">Ambiente</text:h>
                  </text:list-item>
                </text:list>
              </text:list-item>
            </text:list>
          </text:list-item>
        </text:list>
        <text:p text:style-name="P12"/>
        <text:p text:style-name="P28">Explique como o sistema será usado, quem usará e qual o ambiente necessário.</text:p>
        <text:p text:style-name="P28"/>
        <text:p text:style-name="P28">Exemplo:</text:p>
        <text:p text:style-name="P25"><text:soft-page-break/><text:span text:style-name="T8">O ambiente de trabalho dos usuários comporta cerca de 30 pessoas envolvidas e é dividido em uma Superintendência &lt;</text:span><text:span text:style-name="T13">nome da superintendência</text:span><text:span text:style-name="T8">&gt; e três Coordenações: &lt;</text:span><text:span text:style-name="T13">nome da coordenação 1</text:span><text:span text:style-name="T8">&gt;, &lt;</text:span><text:span text:style-name="T13">nome da coordenação 2</text:span><text:span text:style-name="T8">&gt;, &lt;</text:span><text:span text:style-name="T13">nome da coordenação 3</text:span><text:span text:style-name="T8">&gt;.</text:span></text:p>
        <text:p text:style-name="P24">O sistema utilizado atualmente, &lt;nome do sistema atual&gt; foi herdado do Ministério da Cultura e não atende adequadamente aos processos da área.</text:p>
        <text:p text:style-name="P24">Muitas informações são armazenadas em planilhas eletrônicas e os relatórios são gerados manualmente, conforme a demanda.</text:p>
        <text:p text:style-name="P15"/>
        <text:list text:style-name="WW8Num7" text:continue-numbering="true">
          <text:list-item>
            <text:list text:continue-numbering="true">
              <text:list-item>
                <text:list text:continue-numbering="true">
                  <text:list-item>
                    <text:list text:continue-numbering="true">
                      <text:list-item>
                        <text:h text:style-name="P138" text:outline-level="4">Visão Geral</text:h>
                      </text:list-item>
                    </text:list>
                  </text:list-item>
                </text:list>
              </text:list-item>
            </text:list>
          </text:list-item>
        </text:list>
        <text:p text:style-name="P11"/>
        <text:p text:style-name="P23">Breve descrição do ambiente onde o sistema irá trabalhar.</text:p>
        <text:p text:style-name="P23">Crie um diagrama de contexto para mostrar as interfaces com os demais sistemas (software e hardware).</text:p>
        <text:p text:style-name="P13"/>
        <text:list text:style-name="WW8Num7" text:continue-numbering="true">
          <text:list-item>
            <text:list text:continue-numbering="true">
              <text:list-item>
                <text:list text:continue-numbering="true">
                  <text:list-item>
                    <text:list text:continue-numbering="true">
                      <text:list-item>
                        <text:h text:style-name="P139" text:outline-level="4">Usuários Finais </text:h>
                      </text:list-item>
                    </text:list>
                  </text:list-item>
                </text:list>
              </text:list-item>
            </text:list>
          </text:list-item>
        </text:list>
        <text:p text:style-name="P11"/>
        <text:p text:style-name="P23">Descreva o tipo de usuário e o negócio relacionado.</text:p>
        <text:p text:style-name="P23">Exemplo:</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6">Nome</text:p>
            </table:table-cell>
            <table:table-cell table:style-name="Tabela1.A1" office:value-type="string">
              <text:p text:style-name="P36">Descrição da Área</text:p>
            </table:table-cell>
            <table:table-cell table:style-name="Tabela1.C1" office:value-type="string">
              <text:p text:style-name="P36">Responsabilidade</text:p>
            </table:table-cell>
          </table:table-row>
          <table:table-row table:style-name="Tabela1.1">
            <table:table-cell table:style-name="Tabela1.A2" office:value-type="string">
              <text:p text:style-name="P38">SDI</text:p>
            </table:table-cell>
            <table:table-cell table:style-name="Tabela1.A2" office:value-type="string">
              <text:p text:style-name="P39">Área responsável pelo fomento de projetos do mercado cinematográfico ou videofonográfico.</text:p>
            </table:table-cell>
            <table:table-cell table:style-name="Tabela1.C2" office:value-type="string">
              <text:list text:style-name="WW8Num12">
                <text:list-item>
                  <text:p text:style-name="P143">Cadastrar Projetos.</text:p>
                </text:list-item>
                <text:list-item>
                  <text:p text:style-name="P144">Acompanhar Projetos.</text:p>
                </text:list-item>
              </text:list>
              <text:p text:style-name="P37">...</text:p>
            </table:table-cell>
          </table:table-row>
          <table:table-row table:style-name="Tabela1.1">
            <table:table-cell table:style-name="Tabela1.A2" office:value-type="string">
              <text:p text:style-name="P38">SDF</text:p>
            </table:table-cell>
            <table:table-cell table:style-name="Tabela1.A2" office:value-type="string">
              <text:p text:style-name="P39">Área responsável pelo controle da arrecadação de recursos provenientes de incentivos fiscais.</text:p>
            </table:table-cell>
            <table:table-cell table:style-name="Tabela1.C2" office:value-type="string">
              <text:list text:style-name="WW8Num5">
                <text:list-item>
                  <text:p text:style-name="P221">Controla o pagamento dos DARF’s e dos Boletos Bancários (Guias de Recolhimento);</text:p>
                </text:list-item>
                <text:list-item>
                  <text:p text:style-name="P145">Controla a alocação dos recursos em projetos.</text:p>
                </text:list-item>
              </text:list>
              <text:p text:style-name="P37">...</text:p>
            </table:table-cell>
          </table:table-row>
        </table:table>
        <text:p text:style-name="P21"/>
        <text:list text:style-name="WW8Num7">
          <text:list-item text:start-value="1">
            <text:list>
              <text:list-item text:start-value="1">
                <text:list>
                  <text:list-item text:start-value="1">
                    <text:list>
                      <text:list-item text:start-value="1">
                        <text:h text:style-name="P140" text:outline-level="4" text:restart-numbering="true" text:start-value="1">Instalação e Suporte</text:h>
                      </text:list-item>
                    </text:list>
                  </text:list-item>
                </text:list>
              </text:list-item>
            </text:list>
          </text:list-item>
        </text:list>
        <text:p text:style-name="P13"/>
        <text:p text:style-name="P27">Descreva brevemente como o sistema será instalado. <text:s/>É um sistema que o cliente instalará? <text:s/>A instalação será direta ou há complicações como (por exemplo) problemas de conversão de dados?</text:p>
        <text:p text:style-name="P27">Que evidência de erros são necessárias para demonstrar as falhas do suporte? O sistema está sujeito uma análise remota?</text:p>
        <text:p text:style-name="P27">Todas as considerações de ambiente impõem restrições no projeto. Elas deverão ser refletidas nos detalhes dos requisitos. </text:p>
        <text:p text:style-name="P14"/>
        <text:list text:style-name="WW8Num7" text:continue-numbering="true">
          <text:list-item>
            <text:list text:continue-numbering="true">
              <text:list-item>
                <text:h text:style-name="P118" text:outline-level="2">Migração, Compatibilidade e Co-Existência </text:h>
              </text:list-item>
            </text:list>
          </text:list-item>
        </text:list>
        <text:p text:style-name="P13"/>
        <text:p text:style-name="P27">Se o software fará a migração de dados de outro sistema ou será compatível com outro software, declare as exigências aqui. O software co-existirá com outro sistema? <text:s/>As interfaces entre estes sistemas impõem exigências especiais?</text:p>
        <text:p text:style-name="P27"/>
        <text:list text:style-name="WW8Num7" text:continue-numbering="true">
          <text:list-item>
            <text:h text:style-name="P108" text:outline-level="1">Requisitos do Sistema</text:h>
          </text:list-item>
        </text:list>
        <text:p text:style-name="P13"/>
        <text:p text:style-name="P33">O propósito deste documento é fornecer uma orientação para o desenvolvimento de uma solução compatível ao problema do usuário. O documento pode ser usado como referência para todo o desenvolvimento subseqüente. Ele fornece os elementos necessários “Do Que?” o sistema deverá fazer. É útil para direcionar os trabalhos dos Gerentes de Projetos, Projetistas, Programadores, Homologadores e Clientes como um recurso de entendimento do contexto geral do sistema.</text:p>
        <text:p text:style-name="P14"/>
        <text:list text:style-name="WW8Num7" text:continue-numbering="true">
          <text:list-item>
            <text:list text:continue-numbering="true">
              <text:list-item>
                <text:h text:style-name="P119" text:outline-level="2">Requisitos Funcionais e de Dados </text:h>
              </text:list-item>
            </text:list>
          </text:list-item>
        </text:list>
        <text:p text:style-name="P14"/>
        <text:list text:style-name="WW8Num7" text:continue-numbering="true">
          <text:list-item>
            <text:list text:continue-numbering="true">
              <text:list-item>
                <text:list text:continue-numbering="true">
                  <text:list-item>
                    <text:p text:style-name="P146">Manter pacientes </text:p>
                  </text:list-item>
                </text:list>
              </text:list-item>
            </text:list>
          </text:list-item>
        </text:list>
        <text:list text:style-name="WW8Num2">
          <text:list-item text:start-value="1">
            <text:p text:style-name="P168">Resumo: </text:p>
          </text:list-item>
        </text:list>
        <text:p text:style-name="P74"><text:span text:style-name="T15"><text:s/>Permite o cadastro de pacientes</text:span>.Possibilitar operações de Criação , Recuperação , Atualização e Deleção de um cadastro de clientes</text:p>
        <text:list text:style-name="WW8Num2">
          <text:list-item>
            <text:p text:style-name="P180">Justificativa da Solicitação: </text:p>
          </text:list-item>
        </text:list>
        <text:p text:style-name="P77">Organizar as informações dos clientes atendidos</text:p>
        <text:list text:style-name="WW8Num2">
          <text:list-item>
            <text:p text:style-name="P180">Classificação: </text:p>
          </text:list-item>
        </text:list>
        <text:p text:style-name="P75"><text:s text:c="2"/><text:span text:style-name="T15">alta</text:span></text:p>
        <text:p text:style-name="P75"/>
        <text:list text:style-name="WW8Num7">
          <text:list-item text:start-value="1">
            <text:list>
              <text:list-item text:start-value="1">
                <text:list>
                  <text:list-item text:start-value="1">
                    <text:p text:style-name="P146">Manter fornecedores: </text:p>
                  </text:list-item>
                </text:list>
              </text:list-item>
            </text:list>
          </text:list-item>
        </text:list>
        <text:list text:style-name="WW8Num2">
          <text:list-item text:start-value="1">
            <text:p text:style-name="P168">Resumo: </text:p>
          </text:list-item>
        </text:list>
        <text:p text:style-name="P74"><text:span text:style-name="T15"><text:s/>Permite o cadastro dos fornecedores</text:span>.Possibilitar operações de Criação , Recuperação , Atualização e Deleção de um cadastro de fornecedores</text:p>
        <text:list text:style-name="WW8Num2">
          <text:list-item>
            <text:p text:style-name="P180">Justificativa da Solicitação: </text:p>
          </text:list-item>
        </text:list>
        <text:p text:style-name="P77">Controlar as informações dos fornecedores da empresa</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46"><text:s text:c="26"/><text:span text:style-name="T15">alta</text:span></text:p>
                  </text:list-header>
                  <text:list-item>
                    <text:p text:style-name="P146">Manter prestadores de serviços </text:p>
                  </text:list-item>
                </text:list>
              </text:list-item>
            </text:list>
          </text:list-item>
        </text:list>
        <text:list text:style-name="WW8Num2">
          <text:list-item text:start-value="1">
            <text:p text:style-name="P168">Resumo: </text:p>
          </text:list-item>
        </text:list>
        <text:p text:style-name="P74"><text:span text:style-name="T15"><text:s/>Permite o cadastro dos prestadores de serviços</text:span>.Possibilitar <text:s/>operações de Criação , Recuperação , Atualização e Deleção de um cadastro de prestadores</text:p>
        <text:list text:style-name="WW8Num2">
          <text:list-item>
            <text:p text:style-name="P180">Justificativa da Solicitação: </text:p>
          </text:list-item>
        </text:list>
        <text:p text:style-name="P77">Controlar as informações dos prestadores de seriço para organizar as atividades de prestação de serviçõs.</text:p>
        <text:list text:style-name="WW8Num2">
          <text:list-item>
            <text:p text:style-name="P180"><text:soft-page-break/>Classificação: </text:p>
          </text:list-item>
        </text:list>
        <text:list text:style-name="WW8Num7" text:continue-numbering="true">
          <text:list-item>
            <text:list text:continue-numbering="true">
              <text:list-item>
                <text:list text:continue-numbering="true">
                  <text:list-header>
                    <text:p text:style-name="P146"><text:s text:c="26"/><text:span text:style-name="T15">alta</text:span></text:p>
                  </text:list-header>
                  <text:list-item>
                    <text:p text:style-name="P146">Manter Dentistas por especialidades</text:p>
                  </text:list-item>
                </text:list>
              </text:list-item>
            </text:list>
          </text:list-item>
        </text:list>
        <text:list text:style-name="WW8Num2">
          <text:list-item text:start-value="1">
            <text:p text:style-name="P168">Resumo: </text:p>
          </text:list-item>
        </text:list>
        <text:p text:style-name="P74"><text:span text:style-name="T15"><text:s/>Permite o cadastro de dentistas para indicação aos seus pacientes</text:span>.Possibilitar <text:s/>operações de Criação , Recuperação , Atualização e Deleção de um cadastro de especialistas.</text:p>
        <text:list text:style-name="WW8Num2">
          <text:list-item>
            <text:p text:style-name="P180">Justificativa da Solicitação: </text:p>
          </text:list-item>
        </text:list>
        <text:p text:style-name="P77">Não perder recomendações e manter uma base de informações sobre os colegas de trabalho especialistas.</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46"><text:s text:c="26"/><text:span text:style-name="T15">alta</text:span></text:p>
                  </text:list-header>
                  <text:list-item>
                    <text:p text:style-name="P146">Manter convênios</text:p>
                  </text:list-item>
                </text:list>
              </text:list-item>
            </text:list>
          </text:list-item>
        </text:list>
        <text:list text:style-name="WW8Num2">
          <text:list-item text:start-value="1">
            <text:p text:style-name="P168">Resumo: </text:p>
          </text:list-item>
        </text:list>
        <text:p text:style-name="P74"><text:span text:style-name="T15"><text:s/>Permite o cadastro dos dos convênios que o odontólogo atende</text:span>.Possibilitar <text:s/>operações de Criação , Recuperação , Atualização e Deleção de um cadastro de convênios.</text:p>
        <text:list text:style-name="WW8Num2">
          <text:list-item>
            <text:p text:style-name="P180">Justificativa da Solicitação: </text:p>
          </text:list-item>
        </text:list>
        <text:p text:style-name="P77">Facilitar o acesso as informações dos convênios mantidos.</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46"><text:s text:c="26"/><text:span text:style-name="T15">alta</text:span></text:p>
                  </text:list-header>
                  <text:list-item>
                    <text:p text:style-name="P146">Manter orçamento (planejamento)</text:p>
                  </text:list-item>
                </text:list>
              </text:list-item>
            </text:list>
          </text:list-item>
        </text:list>
        <text:list text:style-name="WW8Num2">
          <text:list-item text:start-value="1">
            <text:p text:style-name="P168">Resumo: </text:p>
          </text:list-item>
        </text:list>
        <text:p text:style-name="P74"><text:span text:style-name="T15"><text:s/>PPermite a descrição dos procedimentos a serem realizados no paciente</text:span>.Possibilitar o operações de Criação , Recuperação , Atualização e Deleção de um cadastro de planejamento</text:p>
        <text:list text:style-name="WW8Num2">
          <text:list-item>
            <text:p text:style-name="P180">Justificativa da Solicitação: </text:p>
          </text:list-item>
        </text:list>
        <text:p text:style-name="P77">Fazer orçamentos de serviços a serem prestados após as consultas.</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46"><text:s text:c="26"/><text:span text:style-name="T15">alta</text:span></text:p>
                  </text:list-header>
                  <text:list-item>
                    <text:p text:style-name="P146">Editar receituário</text:p>
                  </text:list-item>
                </text:list>
              </text:list-item>
            </text:list>
          </text:list-item>
        </text:list>
        <text:list text:style-name="WW8Num2">
          <text:list-item text:start-value="1">
            <text:p text:style-name="P168">Resumo: </text:p>
          </text:list-item>
        </text:list>
        <text:p text:style-name="P74"><text:span text:style-name="T15"><text:s/>Permite a edição de receituários e atestados</text:span>.Possibilitar o operações de Criação , Recuperação , Atualização e Deleção de um cadastro de receituário.</text:p>
        <text:list text:style-name="WW8Num2">
          <text:list-item>
            <text:p text:style-name="P180">Justificativa da Solicitação: </text:p>
          </text:list-item>
        </text:list>
        <text:p text:style-name="P77"><text:soft-page-break/>Emitir receitas de forma fácil para os medicamentos que pacientes possam necessitar.</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46"><text:s text:c="26"/><text:span text:style-name="T15">alta</text:span></text:p>
                  </text:list-header>
                  <text:list-item>
                    <text:p text:style-name="P146">Manter tabela de serviços</text:p>
                  </text:list-item>
                </text:list>
              </text:list-item>
            </text:list>
          </text:list-item>
        </text:list>
        <text:list text:style-name="WW8Num2">
          <text:list-header>
            <text:p text:style-name="P168"/>
          </text:list-header>
          <text:list-item>
            <text:p text:style-name="P168">Resumo: </text:p>
          </text:list-item>
        </text:list>
        <text:p text:style-name="P74"><text:span text:style-name="T15"><text:s/>Cadastro dos serviços prestados pelo odontólogo</text:span>.Possibilitar o operações de Criação , Recuperação , Atualização e Deleção de um cadastro de serviço</text:p>
        <text:list text:style-name="WW8Num2">
          <text:list-item>
            <text:p text:style-name="P180">Justificativa da Solicitação: </text:p>
          </text:list-item>
        </text:list>
        <text:p text:style-name="P77">A Necessidade de possuir uma listagem dos serviçõs oferecidos pelo consultório.</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46"><text:s text:c="26"/><text:span text:style-name="T15">alta</text:span></text:p>
                  </text:list-header>
                  <text:list-item>
                    <text:p text:style-name="P146">Relatórios</text:p>
                  </text:list-item>
                </text:list>
              </text:list-item>
            </text:list>
          </text:list-item>
        </text:list>
        <text:list text:style-name="WW8Num2">
          <text:list-item text:start-value="1">
            <text:p text:style-name="P168">Resumo: </text:p>
          </text:list-item>
        </text:list>
        <text:p text:style-name="P74"><text:span text:style-name="T15"><text:s/>Permite que o odontólogo faça relatórios de serviços prestados e do número de atendimentos realizados</text:span>.Possibilitar a recuperação de algumas informações referentes aos dados do sistema.</text:p>
        <text:list text:style-name="WW8Num2">
          <text:list-item>
            <text:p text:style-name="P180">Justificativa da Solicitação: </text:p>
          </text:list-item>
        </text:list>
        <text:p text:style-name="P77">Recuperar e interpretar as informações do sistema para avaliações e tomadas de decisão.</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46"><text:s text:c="26"/><text:span text:style-name="T15">média</text:span></text:p>
                  </text:list-header>
                  <text:list-item>
                    <text:p text:style-name="P146">Efetuar logon</text:p>
                  </text:list-item>
                </text:list>
              </text:list-item>
            </text:list>
          </text:list-item>
        </text:list>
        <text:list text:style-name="WW8Num2">
          <text:list-item text:start-value="1">
            <text:p text:style-name="P168">Resumo: </text:p>
          </text:list-item>
        </text:list>
        <text:p text:style-name="P76"><text:s/>Fornecer um meio de acesso seguro para o acesso ao sistema de forma unica e individual.</text:p>
        <text:list text:style-name="WW8Num2">
          <text:list-item>
            <text:p text:style-name="P180">Justificativa da Solicitação: </text:p>
          </text:list-item>
        </text:list>
        <text:p text:style-name="P77">A utilização do sistema precisa ser restrita e limitada.</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46"><text:s text:c="26"/><text:span text:style-name="T15">baixa</text:span></text:p>
                  </text:list-header>
                  <text:list-item>
                    <text:p text:style-name="P146">Manter usuários</text:p>
                  </text:list-item>
                </text:list>
              </text:list-item>
            </text:list>
          </text:list-item>
        </text:list>
        <text:list text:style-name="WW8Num2">
          <text:list-item text:start-value="1">
            <text:p text:style-name="P168">Resumo: </text:p>
          </text:list-item>
        </text:list>
        <text:p text:style-name="P74"><text:span text:style-name="T15"><text:s/>Permite o cadastro dos usuários que possuem acesso ao sistema </text:span>.Possibilitar o operações de Criação , Recuperação , Atualização e Deleção de um cadastro de clientes</text:p>
        <text:list text:style-name="WW8Num2">
          <text:list-item>
            <text:p text:style-name="P180"><text:soft-page-break/>Justificativa da Solicitação: </text:p>
          </text:list-item>
        </text:list>
        <text:p text:style-name="P77">Cadastrar as pessoas permitidas e lhe conseder acesso.</text:p>
        <text:list text:style-name="WW8Num2">
          <text:list-item>
            <text:p text:style-name="P180">Classificação: </text:p>
          </text:list-item>
        </text:list>
        <text:list text:style-name="WW8Num7" text:continue-numbering="true">
          <text:list-item>
            <text:list text:continue-numbering="true">
              <text:list-item>
                <text:list text:continue-numbering="true">
                  <text:list-header>
                    <text:p text:style-name="P166"><text:s text:c="26"/><text:span text:style-name="T15">baixa</text:span></text:p>
                  </text:list-header>
                </text:list>
              </text:list-item>
            </text:list>
          </text:list-item>
        </text:list>
        <text:p text:style-name="P167"/>
        <text:list text:style-name="WW8Num7" text:continue-numbering="true">
          <text:list-item>
            <text:list text:continue-numbering="true">
              <text:list-item>
                <text:h text:style-name="P125" text:outline-level="2">Requisitos de Projeto</text:h>
              </text:list-item>
            </text:list>
          </text:list-item>
        </text:list>
        <text:p text:style-name="P79"/>
        <text:p text:style-name="P80"><text:s text:c="2"/>O sistema trabalha no paradigma cliente servidor. Os recursos do sistemas serão consumidos <text:s text:c="25"/></text:p>
        <text:p text:style-name="P81"><text:s/>por meio de um browser de internet genérico .</text:p>
        <text:p text:style-name="P81">Desde que seja IE ( Microsoft Internet <text:s/>Explorer <text:s/>) nas versões 7 ou 8 , Mozilla Firefox 2.0 ou superior ou ainda qualquer outro Navegador que implemente os padrões da W3C com suporte a javascript habilitado .</text:p>
        <text:p text:style-name="P13"/>
        <text:p text:style-name="P27">O sistema não tem restrições adicionais para utilizações em quaisquer plataformas desde que o requisito citado anteriormente seja cumprido.</text:p>
        <text:p text:style-name="P13"/>
        <text:p text:style-name="P13"/>
        <text:list text:style-name="WW8Num7" text:continue-numbering="true">
          <text:list-item>
            <text:list text:continue-numbering="true">
              <text:list-item>
                <text:h text:style-name="P119" text:outline-level="2">Requisitos de Performance</text:h>
              </text:list-item>
            </text:list>
          </text:list-item>
        </text:list>
        <text:p text:style-name="P13"/>
        <text:p text:style-name="P27">O desempenho do sistema esta sujeito a fatores externos e antes que possa ser possível mensurar sua capacidade de carga e preciso que esteja em produção , para que possam ser feitas estimativas.</text:p>
        <text:p text:style-name="P27">Contudo com o equipamento recomendado é possível inferir que cerca de 100 usuários simultâneos serão suportados.</text:p>
        <text:p text:style-name="P27">Partindo da premissa de que o sistema utilizara de forma eficiente os recursos de hardware , qualquer necessidade extra de performance deverá ser sanada com aumento da capacidade de hardware.</text:p>
        <text:p text:style-name="P27">Apresentara um tempo de resposta em 90% dos casos menor que 1 segundo.</text:p>
        <text:p text:style-name="P13"/>
        <text:p text:style-name="P13"/>
        <text:list text:style-name="WW8Num7" text:continue-numbering="true">
          <text:list-item>
            <text:list text:continue-numbering="true">
              <text:list-item>
                <text:list text:continue-numbering="true">
                  <text:list-item>
                    <text:h text:style-name="P132" text:outline-level="3">Velocidade</text:h>
                  </text:list-item>
                </text:list>
              </text:list-item>
            </text:list>
          </text:list-item>
        </text:list>
        <text:p text:style-name="P13"/>
        <text:p text:style-name="P78">Para que a performance do sistema as <text:s/>seguintes configurações de hardware devem ser atendidas:</text:p>
        <text:p text:style-name="P78"/>
        <text:list text:style-name="L1">
          <text:list-item>
            <text:p text:style-name="P86">Servidor de aplicação dedicado com mínimo de:</text:p>
          </text:list-item>
        </text:list>
        <text:list text:style-name="L2">
          <text:list-item>
            <text:list>
              <text:list-item>
                <text:p text:style-name="P87">2 GB de memória DDR2 800 Mhz;</text:p>
              </text:list-item>
              <text:list-item>
                <text:p text:style-name="P87">Processador com 2 núcleos 2.0 Ghz 800 Mhz de FSB;</text:p>
              </text:list-item>
              <text:list-item>
                <text:p text:style-name="P87">Placa de rede Gigabite (1.000 MB/s);</text:p>
              </text:list-item>
              <text:list-item>
                <text:p text:style-name="P87">Demais componentes.</text:p>
                <text:p text:style-name="P87"/>
              </text:list-item>
            </text:list>
          </text:list-item>
        </text:list>
        <text:list text:style-name="L3">
          <text:list-item>
            <text:p text:style-name="P92">Servidor de banco de dados dedicado:</text:p>
            <text:p text:style-name="P92"/>
          </text:list-item>
        </text:list>
        <text:list text:style-name="L2">
          <text:list-item text:start-value="1">
            <text:list>
              <text:list-item text:start-value="1">
                <text:p text:style-name="P87">4 GB de memória DDR2 800 Mhz;</text:p>
              </text:list-item>
              <text:list-item>
                <text:p text:style-name="P87">Processador com 2 núcleos 2.0 Ghz 800 Mhz de FSB;</text:p>
              </text:list-item>
              <text:list-item>
                <text:p text:style-name="P87">HD 10.000 RPM de no mínimo 80 GB;</text:p>
              </text:list-item>
              <text:list-item>
                <text:p text:style-name="P87">Placa de rede Gigabite (1.000 MB/s);</text:p>
              </text:list-item>
              <text:list-item>
                <text:p text:style-name="P98">Demais componentes.</text:p>
              </text:list-item>
            </text:list>
          </text:list-item>
        </text:list>
        <text:p text:style-name="P13"/>
        <text:p text:style-name="P13"><text:soft-page-break/></text:p>
        <text:list text:style-name="WW8Num7">
          <text:list-item text:start-value="1">
            <text:list>
              <text:list-item text:start-value="1">
                <text:list>
                  <text:list-item text:start-value="1">
                    <text:h text:style-name="P133" text:outline-level="3" text:restart-numbering="true" text:start-value="1">Confiabilidade, Disponibilidade e Manutenabilidade</text:h>
                  </text:list-item>
                </text:list>
              </text:list-item>
            </text:list>
          </text:list-item>
        </text:list>
        <text:p text:style-name="P13"/>
        <text:p text:style-name="P26">A manutenabilidade do sistema esta garantidida em qualquer plataforma que suporte a tecnologia JAVA EE 5 . O sistema não provocara perca de dados mesmo nos casos em que ocarrao erros.</text:p>
        <text:p text:style-name="P13"/>
        <text:p text:style-name="P13"/>
        <text:list text:style-name="WW8Num7" text:continue-numbering="true">
          <text:list-item>
            <text:list text:continue-numbering="true">
              <text:list-item>
                <text:list text:continue-numbering="true">
                  <text:list-item>
                    <text:h text:style-name="P133" text:outline-level="3">Limite de Capacidade</text:h>
                  </text:list-item>
                </text:list>
              </text:list-item>
            </text:list>
          </text:list-item>
        </text:list>
        <text:p text:style-name="P13"/>
        <text:p text:style-name="P28">O equipamento do servidor de aplicação requer pelo menos 256MB para iniciar a aplicação.Para que o sistema se mantenha estavel e necessario pelo menos 1.2 GB dísponivies. O Limite de armazenamento dos dados esta ligada a capacidade do HD do servidor de banco de dados o qual deverá ter pelo menos 50 GB de espaco para armazenamento.</text:p>
        <text:p text:style-name="P40"/>
        <text:list text:style-name="WW8Num7" text:continue-numbering="true">
          <text:list-item>
            <text:list text:continue-numbering="true">
              <text:list-item>
                <text:h text:style-name="P119" text:outline-level="2">Requisitos de Interface Externa </text:h>
              </text:list-item>
            </text:list>
          </text:list-item>
        </text:list>
        <text:p text:style-name="Standard"/>
        <text:list text:style-name="WW8Num7" text:continue-numbering="true">
          <text:list-item>
            <text:list text:continue-numbering="true">
              <text:list-item>
                <text:list text:continue-numbering="true">
                  <text:list-item>
                    <text:h text:style-name="P133" text:outline-level="3">Interface do usuário</text:h>
                  </text:list-item>
                </text:list>
              </text:list-item>
            </text:list>
          </text:list-item>
        </text:list>
        <text:p text:style-name="P13"/>
        <text:p text:style-name="P27">Em locais estratégicos sempre que necessário ou solicitado o usuário contarará <text:s/>com recursos de ajuda. Mensagens de qualquer natureza serão apresentadas por meio de pop-ups interativos.</text:p>
        <text:p text:style-name="P27">Em caso de informações técnicas , serão gravadas nos logs da aplicação.</text:p>
        <text:p text:style-name="P54"/>
        <text:list text:style-name="WW8Num7" text:continue-numbering="true">
          <text:list-item>
            <text:list text:continue-numbering="true">
              <text:list-item>
                <text:list text:continue-numbering="true">
                  <text:list-item>
                    <text:h text:style-name="P133" text:outline-level="3">Interface de Hardware </text:h>
                  </text:list-item>
                </text:list>
              </text:list-item>
            </text:list>
          </text:list-item>
        </text:list>
        <text:p text:style-name="P14"/>
        <text:p text:style-name="P27">Serão utilizadas máquinas de qualquer tipo e plataforma para os clientes desde que forneção suporte a sistemas operacionais que suportem a interface de software. E indispensável a conectividade dos computador por meio de infraestutura de rede cabeada de 100 mb/s ou superior.</text:p>
        <text:p text:style-name="P14"/>
        <text:list text:style-name="WW8Num7" text:continue-numbering="true">
          <text:list-item>
            <text:list text:continue-numbering="true">
              <text:list-item>
                <text:list text:continue-numbering="true">
                  <text:list-item>
                    <text:h text:style-name="P133" text:outline-level="3">Interface de Software</text:h>
                  </text:list-item>
                </text:list>
              </text:list-item>
            </text:list>
          </text:list-item>
        </text:list>
        <text:p text:style-name="P14"/>
        <text:p text:style-name="P26">A parte do servidor sera instalada preferencialmente em arquitetura Linux X86 e a parte do banco de dados, com a mesma arquitetura, em outra máquina. Interconectados por meio de rede cabeada.</text:p>
        <text:p text:style-name="P14"/>
        <text:list text:style-name="WW8Num7" text:continue-numbering="true">
          <text:list-item>
            <text:list text:continue-numbering="true">
              <text:list-item>
                <text:h text:style-name="P119" text:outline-level="2">Requisitos de Segurança</text:h>
              </text:list-item>
            </text:list>
          </text:list-item>
        </text:list>
        <text:p text:style-name="P13"/>
        <text:list text:style-name="L4">
          <text:list-item>
            <text:p text:style-name="P202">Pessoa não autorizada não pode ter acesso ao sistema, seja para consulta e/ou escrita.</text:p>
          </text:list-item>
          <text:list-item>
            <text:p text:style-name="P203">Os Usuários poderão acessar somente funções que possuem autorização. Funcionalidades que o Usuário não tenha acesso deverão ser ocultadas.</text:p>
          </text:list-item>
          <text:list-item>
            <text:p text:style-name="P203">Para garantir a segurança dos dados no ambiente Web, na implantação, deve-se haver uma política de segurança de configuração do browser.</text:p>
          </text:list-item>
          <text:list-item>
            <text:p text:style-name="P203">A conferência das credenciais de acesso será feita por meio de logon.</text:p>
          </text:list-item>
          <text:list-item>
            <text:p text:style-name="P206"><text:soft-page-break/>O usuário será identificado por nome de usuário e senha.</text:p>
          </text:list-item>
          <text:list-item>
            <text:p text:style-name="P206">A infraestrutura de rede e configuração do sistena operacional são responsáveis por proteger o sistema contra infiltração por outras fontes.</text:p>
          </text:list-item>
        </text:list>
        <text:p text:style-name="P82"/>
        <text:list text:style-name="WW8Num7">
          <text:list-item text:start-value="1">
            <text:list>
              <text:list-item text:start-value="1">
                <text:h text:style-name="P119" text:outline-level="2" text:restart-numbering="true" text:start-value="1">Requisitos de Integridades </text:h>
              </text:list-item>
            </text:list>
          </text:list-item>
        </text:list>
        <text:p text:style-name="P13"/>
        <text:p text:style-name="P30">A integridade dos dados è importante para o cliente e para os seus proprios clientes pois informações confidenciais e comerciais serão armazenadas.O que de fato se extraviado pode <text:s/>acarretar desde constrangimentos até prejuizo financeiro.tal como sigilo médico.</text:p>
        <text:p text:style-name="P30"/>
        <text:list text:style-name="WW8Num7" text:continue-numbering="true">
          <text:list-item>
            <text:list text:continue-numbering="true">
              <text:list-item>
                <text:h text:style-name="P125" text:outline-level="2">Requisitos Internacionais </text:h>
              </text:list-item>
            </text:list>
          </text:list-item>
        </text:list>
        <text:list text:style-name="L5">
          <text:list-header>
            <text:p text:style-name="P99"/>
            <text:list>
              <text:list-header>
                <text:p text:style-name="P99">Não há qualquer exigência, por parte cliente, que o sistema esteja disponível em línguas estrangeiras.</text:p>
                <text:p text:style-name="P99">O sistema possuirá recursos de internalização mas, apenas a língua portuguesa estará disponível.</text:p>
                <text:p text:style-name="P99">A escolha do idioma será feita de forma automática de acordo com as configurações do usuário, caso não exista tradução apropriada, a língua padrão (português) será usada.</text:p>
              </text:list-header>
            </text:list>
          </text:list-header>
        </text:list>
        <text:p text:style-name="P14"/>
        <text:list text:style-name="WW8Num7">
          <text:list-item text:start-value="1">
            <text:list>
              <text:list-item text:start-value="1">
                <text:h text:style-name="P127" text:outline-level="2" text:restart-numbering="true" text:start-value="1">Exigências de Prazos e Custos </text:h>
              </text:list-item>
            </text:list>
          </text:list-item>
        </text:list>
        <text:p text:style-name="P14"/>
        <text:p text:style-name="P27">A exigência é que o projeto seja concluído ao longo do ano de 2010, tendo como prazo limite o quarto bimestre do ano.</text:p>
        <text:p text:style-name="P27">Conforme proposto no termo de abertura, o valor do sistema foi pré-definido. <text:s/>O cliente concordou e não possui nenhuma exigência em relação aos custos. </text:p>
        <text:p text:style-name="P14"/>
        <text:list text:style-name="WW8Num11">
          <text:list-item>
            <text:list>
              <text:list-item>
                <text:h text:style-name="P128" text:outline-level="2">Exigências de Documentação</text:h>
              </text:list-item>
            </text:list>
          </text:list-item>
        </text:list>
        <text:p text:style-name="P14"/>
        <text:p text:style-name="P27">A documentação deverá ser apresentada semanalmente ao cliente de forma impressa.</text:p>
        <text:p text:style-name="P27">Os documentos a serem produzidos estarão de acordo com os templates fornecidos.</text:p>
        <text:p text:style-name="P27">O nivel de detalhemento de cada documento estará de acordo com a especifidade e <text:s/>propósito.</text:p>
        <text:p text:style-name="P14"/>
        <text:list text:style-name="WW8Num15">
          <text:list-item>
            <text:list>
              <text:list-item>
                <text:h text:style-name="P129" text:outline-level="2">Exigências de Treinamento</text:h>
              </text:list-item>
            </text:list>
          </text:list-item>
        </text:list>
        <text:p text:style-name="P14"/>
        <text:p text:style-name="P27">Os usuários a serem treinados serão o odontológo e a assistente, que são os usuários finais, de acordo com o solicitado.</text:p>
        <text:p text:style-name="P27">O treinamento será realizado de acordo com a data e tempo necessário a ser acordado com o cliente. Após a conclusão e homologação do sistema.</text:p>
        <text:p text:style-name="P27">Não há fatores geográficos que impossibilitem ou dificultem o treinamento.</text:p>
        <text:p text:style-name="P14"/>
        <text:list text:style-name="WW8Num15" text:continue-numbering="true">
          <text:list-item>
            <text:list text:continue-numbering="true">
              <text:list-item>
                <text:h text:style-name="P129" text:outline-level="2">Sumário de Tecnologia </text:h>
              </text:list-item>
            </text:list>
          </text:list-item>
        </text:list>
        <text:p text:style-name="P14"/>
        <text:p text:style-name="P27"><text:soft-page-break/>As tecnologias que pretende-se utilizar estão listadas abaixo: <text:s/></text:p>
        <text:p text:style-name="P31">A interface do usuário será feita em e HTML4.1 <text:s/>e utilizará JScript e DHTML.</text:p>
        <text:p text:style-name="P31">Será utilizado para renderização das Tags HTML o componente JSF 2.0 .</text:p>
        <text:p text:style-name="P31">Como tecnologia base será utilizado JAVA na distribuição JDK <text:s/>6.</text:p>
        <text:p text:style-name="P31">O banco de dados será o MySql .</text:p>
        <text:p text:style-name="P31">O servidor de aplicação utilizado será o apache TomCat 6.</text:p>
        <text:p text:style-name="P41"/>
        <text:list text:style-name="WW8Num9">
          <text:list-item>
            <text:list>
              <text:list-item>
                <text:h text:style-name="P124" text:outline-level="2">Outros Requisitos </text:h>
              </text:list-item>
            </text:list>
          </text:list-item>
        </text:list>
        <text:p text:style-name="P13"/>
        <text:p text:style-name="P27">As exigências apresentadas pelo cliente se enquadram nas sessões anteriores.</text:p>
        <text:p text:style-name="P13"/>
        <text:list text:style-name="WW8Num15" text:continue-numbering="true">
          <text:list-header>
            <text:h text:style-name="P106" text:outline-level="1" text:is-list-header="true" text:restart-numbering="true" text:start-value="1">4.Critério de Aceitação </text:h>
          </text:list-header>
        </text:list>
        <text:p text:style-name="P42"/>
        <text:p text:style-name="P209">Para validação do sistema pelos responsáveis do projeto, serão elaborados casos de testes. Os casos de testes serão elaborados de acordo com a exigência do usuário sobre o requisito do sistema, ou seja, se o requisito está ou não atendendo ao que foi solicitado pelo cliente.</text:p>
        <text:p text:style-name="P209"><text:s text:c="3"/></text:p>
        <text:p text:style-name="P209">Os testes serão realizados primeiramente pelo desenvolvedor responsável pelo requisito. Posteriormente pela equipe de teste, que pode reprovar o caso de uso enquanto este não atender ao requisito documentado. Finalmente, os requisitos serão validados pelo cliente.</text:p>
        <text:p text:style-name="P209"><text:s text:c="7"/></text:p>
        <text:p text:style-name="P209">O cliente verificará também o desempenho do sistema, de acordo com os requisitos apresentados nesse documento.</text:p>
        <text:p text:style-name="P209"/>
        <text:p text:style-name="P209">Para o produto ter à aceitação do cliente, deverá também passar pelos seguintes critérios definidos pelo cliente juntamente com a equipe desenvolvedora.</text:p>
        <text:list text:style-name="L6">
          <text:list-item>
            <text:p text:style-name="P210"><text:tab/> O software deve ser compatível com o hardware especificado.</text:p>
          </text:list-item>
          <text:list-item>
            <text:p text:style-name="P210"><text:tab/> O software deve apresentar as funcionalidades básicas que o cliente pediu.</text:p>
          </text:list-item>
          <text:list-item>
            <text:p text:style-name="P210"><text:tab/> O software deve apresentar uma interface de fácil utilização para o usuário.</text:p>
          </text:list-item>
          <text:list-item>
            <text:p text:style-name="P210"><text:s text:c="3"/>O software deve permitir manutenção.</text:p>
          </text:list-item>
        </text:list>
        <text:p text:style-name="P15"/>
        <text:list text:style-name="WW8Num15" text:continue-numbering="true">
          <text:list-header>
            <text:h text:style-name="P106" text:outline-level="1" text:is-list-header="true">5.Requisitos Funcionais Alternativos</text:h>
          </text:list-header>
        </text:list>
        <text:p text:style-name="P13"/>
        <text:p text:style-name="P33">Contratante e contratado estão cientes que pode haver a necessidade do desenvolvimento de novas funcionalidades para atender aos requisitos solicitados ao longo do desenvolvimento do projeto.</text:p>
        <text:p text:style-name="P33"/>
        <text:p text:style-name="P33">É possível que surjam requisitos alternativos para que os requisitos principais solicitados pelo cliente sejam atendidos.</text:p>
        <text:p text:style-name="P33">Até o momento, o requisito alternativo é o logon do sistema. Que possibilitará também o controle de acesso.</text:p>
        <text:h text:style-name="P83" text:outline-level="6"/>
        <text:p text:style-name="P13"/>
        <text:h text:style-name="P109" text:outline-level="1" text:is-list-header="true"><text:soft-page-break/><text:s text:c="7"/>6.Responsabilidades</text:h>
        <text:h text:style-name="P16" text:outline-level="2"/>
        <text:p text:style-name="P46"/>
        <text:p text:style-name="P35">Gerente de Projeto</text:p>
        <text:p text:style-name="P34"/>
        <text:list text:style-name="WW8Num16">
          <text:list-item>
            <text:p text:style-name="P214">Assegurar o gerenciamento dos requisitos.</text:p>
          </text:list-item>
          <text:list-item>
            <text:p text:style-name="P214">Assegurar que a definição dos requisitos reflita as necessidades do cliente.</text:p>
          </text:list-item>
          <text:list-item>
            <text:p text:style-name="P214">Alocar tarefas apropriadamente de acordo com a qualificação. </text:p>
          </text:list-item>
          <text:list-item>
            <text:p text:style-name="P214">Rever a definição dos requisitos antes da aprovação.</text:p>
          </text:list-item>
          <text:list-item>
            <text:p text:style-name="P214">Obter aprovação do cliente.</text:p>
          </text:list-item>
          <text:list-item>
            <text:p text:style-name="P214">Assegurar que as definições dos requisitos sejam consideradas na especificação funcional. </text:p>
          </text:list-item>
        </text:list>
        <text:h text:style-name="P16" text:outline-level="2"/>
        <text:p text:style-name="P46"/>
        <text:p text:style-name="P35">Analista de Negócio </text:p>
        <text:p text:style-name="Standard"/>
        <text:list text:style-name="WW8Num3">
          <text:list-item>
            <text:p text:style-name="P220">Criar a definição dos requisitos. </text:p>
          </text:list-item>
        </text:list>
        <text:p text:style-name="P47"/>
        <text:h text:style-name="P110" text:outline-level="1" text:is-list-header="true" text:restart-numbering="true" text:start-value="1"><text:s text:c="6"/>7.Assinaturas</text:h>
        <text:p text:style-name="Standard"/>
        <text:p text:style-name="P61"><text:span text:style-name="T4">O</text:span><text:span text:style-name="T10">Os abaixo assinados </text:span><text:span text:style-name="T11">estão</text:span><text:span text:style-name="T10"> de acordo com o conteúdo do documento “</text:span><text:span text:style-name="T12">Definição de Requisitos</text:span><text:span text:style-name="T10">”, do Sistema SCO, versão 1.0</text:span><text:span text:style-name="T14"> </text:span><text:span text:style-name="T10">, release 1.0</text:span><text:span text:style-name="T5"> </text:span><text:span text:style-name="T10">.</text:span></text:p>
        <text:p text:style-name="RUP_20_Corpo_20_1"/>
        <text:p text:style-name="Standard"/>
        <table:table table:name="Tabela5" table:style-name="Tabela5">
          <table:table-column table:style-name="Tabela5.A"/>
          <table:table-column table:style-name="Tabela5.B"/>
          <table:table-row table:style-name="Tabela5.1">
            <table:table-cell table:style-name="Tabela5.A1" office:value-type="string">
              <text:p text:style-name="P65"/>
              <text:p text:style-name="P64">Data: ___/___/_____</text:p>
              <text:p text:style-name="P64"/>
              <text:p text:style-name="P64"/>
              <text:p text:style-name="P66"/>
            </table:table-cell>
            <table:table-cell table:style-name="Tabela5.A1" office:value-type="string">
              <text:p text:style-name="P65"/>
              <text:p text:style-name="P64">Data: ___/___/_____</text:p>
              <text:p text:style-name="P64"/>
              <text:p text:style-name="P64"/>
            </table:table-cell>
          </table:table-row>
          <table:table-row table:style-name="Tabela5.2">
            <table:table-cell table:style-name="Tabela5.A1" office:value-type="string">
              <text:p text:style-name="P68">Amanda Barbosa Silva</text:p>
              <text:p text:style-name="P63">Analista Líder e Desenvolvedor</text:p>
              <text:p text:style-name="P62"/>
            </table:table-cell>
            <table:table-cell table:style-name="Tabela5.A1" office:value-type="string">
              <text:p text:style-name="P68">Fábio José de Souza</text:p>
              <text:p text:style-name="P63">Analista Líder e Desenvolvedor</text:p>
            </table:table-cell>
          </table:table-row>
        </table:table>
        <text:p text:style-name="P85"/>
        <text:p text:style-name="P85"/>
        <table:table table:name="Tabela6" table:style-name="Tabela6">
          <table:table-column table:style-name="Tabela6.A"/>
          <table:table-column table:style-name="Tabela6.B"/>
          <table:table-row table:style-name="Tabela6.1">
            <table:table-cell table:style-name="Tabela6.A1" office:value-type="string">
              <text:p text:style-name="P65"/>
              <text:p text:style-name="P64">Data: ___/___/_____</text:p>
              <text:p text:style-name="P64"/>
              <text:p text:style-name="P64"/>
              <text:p text:style-name="P66"/>
            </table:table-cell>
            <table:table-cell table:style-name="Tabela6.A1" office:value-type="string">
              <text:p text:style-name="P65"/>
              <text:p text:style-name="P64">Data: ___/___/_____</text:p>
              <text:p text:style-name="P64"/>
              <text:p text:style-name="P64"/>
              <text:p text:style-name="P66"/>
            </table:table-cell>
          </table:table-row>
          <table:table-row table:style-name="Tabela6.2">
            <table:table-cell table:style-name="Tabela6.A1" office:value-type="string">
              <text:p text:style-name="P68">Rafael Vieira de Almeida</text:p>
              <text:p text:style-name="P63">Analista Líder e Desenvolvedor / DBA</text:p>
            </table:table-cell>
            <table:table-cell table:style-name="Tabela6.A1" office:value-type="string">
              <text:p text:style-name="P68">Vinicius Gardênio Guimarães Rodrigues</text:p>
              <text:p text:style-name="P52">Gerente de Projeto e Desenvolvedor</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65"/>
              <text:p text:style-name="P64">Data: ___/___/_____</text:p>
              <text:p text:style-name="P64"/>
              <text:p text:style-name="P64"/>
              <text:p text:style-name="P66"/>
            </table:table-cell>
            <table:table-cell table:style-name="Table2.A1" office:value-type="string">
              <text:p text:style-name="P65"/>
            </table:table-cell>
          </table:table-row>
          <table:table-row table:style-name="Table2.2">
            <table:table-cell table:style-name="Table2.A1" office:value-type="string">
              <text:p text:style-name="P68">Lidia Pires Barbosa</text:p>
              <text:p text:style-name="P62">Cliente</text:p>
            </table:table-cell>
            <table:table-cell table:style-name="Table2.A1" office:value-type="string">
              <text:p text:style-name="P69"/>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ymbol1" svg:font-family="Symbol" style:font-charset="x-symbol"/>
    <style:font-face style:name="Wingdings1" svg:font-family="Wingdings"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pt" fo:country="BR"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list-style-name="WW8Num14">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14">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14">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2.54cm" fo:margin-right="0cm" fo:margin-top="0cm" fo:margin-bottom="0.423cm" fo:text-indent="0cm"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cm" fo:margin-bottom="0.423cm" style:text-autospace="none" style:punctuation-wrap="simple" style:vertical-align="baseline"/>
      <style:text-properties fo:language="en" fo:country="US" style:font-size-complex="10pt"/>
    </style:style>
    <style:style style:name="InfoBlue" style:family="paragraph" style:parent-style-name="Standard" style:next-style-name="Text_20_body">
      <style:paragraph-properties fo:margin-left="1.27cm" fo:margin-right="0cm" fo:margin-top="0cm" fo:margin-bottom="0.212cm" style:line-height-at-least="0.423cm" fo:orphans="0" fo:widows="0" fo:text-indent="0cm" style:auto-text-indent="false">
        <style:tab-stops>
          <style:tab-stop style:position="0.953cm"/>
          <style:tab-stop style:position="2.223cm"/>
          <style:tab-stop style:position="4.233cm"/>
        </style:tab-stops>
      </style:paragraph-properties>
      <style:text-properties fo:color="#0000ff" style:font-name="Arial (W1)" fo:font-size="10pt" fo:font-style="italic" style:font-size-asian="10pt" style:font-style-asian="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Symbol"/>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 text:consecutive-numbering="true">
      <text:list-level-style-bullet text:level="1" text:style-name="WW8Num2z0" style:num-suffix="." text:bullet-char="">
        <style:text-properties style:font-name="Wingdings"/>
      </text:list-level-style-bullet>
      <text:list-level-style-bullet text:level="2" text:style-name="WW8Num2z1" style:num-suffix="." text:bullet-char="o">
        <style:text-properties style:font-name="Courier New1"/>
      </text:list-level-style-bullet>
      <text:list-level-style-bullet text:level="3" text:style-name="WW8Num2z0"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0"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0"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bullet text:level="2" text:style-name="WW8Num3z1" style:num-suffix="." text:bullet-char="o">
        <style:text-properties style:font-name="Courier New1"/>
      </text:list-level-style-bullet>
      <text:list-level-style-bullet text:level="3" text:style-name="WW8Num3z0"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0"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0"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Wingdings"/>
      </text:list-level-style-bullet>
      <text:list-level-style-bullet text:level="2" text:style-name="WW8Num4z1" style:num-suffix="." text:bullet-char="o">
        <style:text-properties style:font-name="Courier New1"/>
      </text:list-level-style-bullet>
      <text:list-level-style-bullet text:level="3" text:style-name="WW8Num4z0"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0"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0"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Wingdings"/>
      </text:list-level-style-bullet>
      <text:list-level-style-bullet text:level="2" text:style-name="WW8Num5z1" style:num-suffix="." text:bullet-char="o">
        <style:text-properties style:font-name="Courier New1"/>
      </text:list-level-style-bullet>
      <text:list-level-style-bullet text:level="3" text:style-name="WW8Num5z0"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0"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0" style:num-suffix="." text:bullet-char="">
        <style:text-properties style:font-name="Wingdings"/>
      </text:list-level-style-bullet>
      <text:list-level-style-number text:level="10" style:num-suffix="." style:num-format="1"/>
    </text:list-style>
    <text:list-style style:name="WW8Num6">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7">
      <text:list-level-style-number text:level="1" style:num-format="1" text:start-value="2"/>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8" text:consecutive-numbering="true">
      <text:list-level-style-bullet text:level="1" text:style-name="WW8Num8z0" style:num-suffix="." text:bullet-char="">
        <style:text-properties style:font-name="Wingdings"/>
      </text:list-level-style-bullet>
      <text:list-level-style-bullet text:level="2" text:style-name="WW8Num8z1" style:num-suffix="." text:bullet-char="o">
        <style:text-properties style:font-name="Courier New1"/>
      </text:list-level-style-bullet>
      <text:list-level-style-bullet text:level="3" text:style-name="WW8Num8z0"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0"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0" style:num-suffix="." text:bullet-char="">
        <style:text-properties style:font-name="Wingdings"/>
      </text:list-level-style-bullet>
      <text:list-level-style-number text:level="10" style:num-suffix="." style:num-format="1"/>
    </text:list-style>
    <text:list-style style:name="WW8Num9">
      <text:list-level-style-number text:level="1" style:num-format="1" text:start-value="3"/>
      <text:list-level-style-number text:level="2" style:num-format="1" text:start-value="12"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10"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1">
      <text:list-level-style-number text:level="1" style:num-format="1" text:start-value="3"/>
      <text:list-level-style-number text:level="2" style:num-format="1" text:start-value="9"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12" text:consecutive-numbering="true">
      <text:list-level-style-bullet text:level="1" text:style-name="WW8Num12z0" style:num-suffix="." text:bullet-char="">
        <style:text-properties style:font-name="Wingdings"/>
      </text:list-level-style-bullet>
      <text:list-level-style-bullet text:level="2" text:style-name="WW8Num12z1" style:num-suffix="." text:bullet-char="o">
        <style:text-properties style:font-name="Courier New1"/>
      </text:list-level-style-bullet>
      <text:list-level-style-bullet text:level="3" text:style-name="WW8Num12z0" style:num-suffix="." text:bullet-char="">
        <style:text-properties style:font-name="Wingdings"/>
      </text:list-level-style-bullet>
      <text:list-level-style-bullet text:level="4" text:style-name="WW8Num12z3" style:num-suffix="." text:bullet-char="">
        <style:text-properties style:font-name="Symbol"/>
      </text:list-level-style-bullet>
      <text:list-level-style-bullet text:level="5" text:style-name="WW8Num12z1" style:num-suffix="." text:bullet-char="o">
        <style:text-properties style:font-name="Courier New1"/>
      </text:list-level-style-bullet>
      <text:list-level-style-bullet text:level="6" text:style-name="WW8Num12z0" style:num-suffix="." text:bullet-char="">
        <style:text-properties style:font-name="Wingdings"/>
      </text:list-level-style-bullet>
      <text:list-level-style-bullet text:level="7" text:style-name="WW8Num12z3" style:num-suffix="." text:bullet-char="">
        <style:text-properties style:font-name="Symbol"/>
      </text:list-level-style-bullet>
      <text:list-level-style-bullet text:level="8" text:style-name="WW8Num12z1" style:num-suffix="." text:bullet-char="o">
        <style:text-properties style:font-name="Courier New1"/>
      </text:list-level-style-bullet>
      <text:list-level-style-bullet text:level="9" text:style-name="WW8Num12z0" style:num-suffix="." text:bullet-char="">
        <style:text-properties style:font-name="Wingdings"/>
      </text:list-level-style-bullet>
      <text:list-level-style-number text:level="10" style:num-suffix="." style:num-format="1"/>
    </text:list-style>
    <text:list-style style:name="WW8Num13" text:consecutive-numbering="true">
      <text:list-level-style-bullet text:level="1" text:style-name="WW8Num13z0" style:num-suffix="." text:bullet-char="">
        <style:text-properties style:font-name="Wingdings"/>
      </text:list-level-style-bullet>
      <text:list-level-style-bullet text:level="2" text:style-name="WW8Num13z1" style:num-suffix="." text:bullet-char="o">
        <style:text-properties style:font-name="Courier New1"/>
      </text:list-level-style-bullet>
      <text:list-level-style-bullet text:level="3" text:style-name="WW8Num13z0" style:num-suffix="." text:bullet-char="">
        <style:text-properties style:font-name="Wingdings"/>
      </text:list-level-style-bullet>
      <text:list-level-style-bullet text:level="4" text:style-name="WW8Num13z3" style:num-suffix="." text:bullet-char="">
        <style:text-properties style:font-name="Symbol"/>
      </text:list-level-style-bullet>
      <text:list-level-style-bullet text:level="5" text:style-name="WW8Num13z1" style:num-suffix="." text:bullet-char="o">
        <style:text-properties style:font-name="Courier New1"/>
      </text:list-level-style-bullet>
      <text:list-level-style-bullet text:level="6" text:style-name="WW8Num13z0" style:num-suffix="." text:bullet-char="">
        <style:text-properties style:font-name="Wingdings"/>
      </text:list-level-style-bullet>
      <text:list-level-style-bullet text:level="7" text:style-name="WW8Num13z3" style:num-suffix="." text:bullet-char="">
        <style:text-properties style:font-name="Symbol"/>
      </text:list-level-style-bullet>
      <text:list-level-style-bullet text:level="8" text:style-name="WW8Num13z1" style:num-suffix="." text:bullet-char="o">
        <style:text-properties style:font-name="Courier New1"/>
      </text:list-level-style-bullet>
      <text:list-level-style-bullet text:level="9" text:style-name="WW8Num13z0" style:num-suffix="." text:bullet-char="">
        <style:text-properties style:font-name="Wingdings"/>
      </text:list-level-style-bullet>
      <text:list-level-style-number text:level="10" style:num-suffix="." style:num-format="1"/>
    </text:list-style>
    <text:list-style style:name="WW8Num14">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5">
      <text:list-level-style-number text:level="1" style:num-suffix="." style:num-format="1" text:start-value="3"/>
      <text:list-level-style-number text:level="2" style:num-suffix="." style:num-format="1" text:start-value="10" text:display-levels="2"/>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6" text:consecutive-numbering="true">
      <text:list-level-style-bullet text:level="1" text:style-name="WW8Num16z0" style:num-suffix="." text:bullet-char="">
        <style:text-properties style:font-name="Wingdings"/>
      </text:list-level-style-bullet>
      <text:list-level-style-bullet text:level="2" text:style-name="WW8Num16z1" style:num-suffix="." text:bullet-char="o">
        <style:text-properties style:font-name="Courier New1"/>
      </text:list-level-style-bullet>
      <text:list-level-style-bullet text:level="3" text:style-name="WW8Num16z0" style:num-suffix="." text:bullet-char="">
        <style:text-properties style:font-name="Wingdings"/>
      </text:list-level-style-bullet>
      <text:list-level-style-bullet text:level="4" text:style-name="WW8Num16z3" style:num-suffix="." text:bullet-char="">
        <style:text-properties style:font-name="Symbol"/>
      </text:list-level-style-bullet>
      <text:list-level-style-bullet text:level="5" text:style-name="WW8Num16z1" style:num-suffix="." text:bullet-char="o">
        <style:text-properties style:font-name="Courier New1"/>
      </text:list-level-style-bullet>
      <text:list-level-style-bullet text:level="6" text:style-name="WW8Num16z0" style:num-suffix="." text:bullet-char="">
        <style:text-properties style:font-name="Wingdings"/>
      </text:list-level-style-bullet>
      <text:list-level-style-bullet text:level="7" text:style-name="WW8Num16z3" style:num-suffix="." text:bullet-char="">
        <style:text-properties style:font-name="Symbol"/>
      </text:list-level-style-bullet>
      <text:list-level-style-bullet text:level="8" text:style-name="WW8Num16z1" style:num-suffix="." text:bullet-char="o">
        <style:text-properties style:font-name="Courier New1"/>
      </text:list-level-style-bullet>
      <text:list-level-style-bullet text:level="9" text:style-name="WW8Num16z0" style:num-suffix="." text:bullet-char="">
        <style:text-properties style:font-name="Wingdings"/>
      </text:list-level-style-bullet>
      <text:list-level-style-number text:level="10" style:num-suffix="." style:num-format="1"/>
    </text:list-style>
    <text:list-style style:name="WW8Num17" text:consecutive-numbering="true">
      <text:list-level-style-bullet text:level="1" text:style-name="WW8Num17z0" style:num-suffix="." text:bullet-char="">
        <style:text-properties style:font-name="Wingdings"/>
      </text:list-level-style-bullet>
      <text:list-level-style-bullet text:level="2" text:style-name="WW8Num17z1" style:num-suffix="." text:bullet-char="o">
        <style:text-properties style:font-name="Courier New1"/>
      </text:list-level-style-bullet>
      <text:list-level-style-bullet text:level="3" text:style-name="WW8Num17z0" style:num-suffix="." text:bullet-char="">
        <style:text-properties style:font-name="Wingdings"/>
      </text:list-level-style-bullet>
      <text:list-level-style-bullet text:level="4" text:style-name="WW8Num17z3" style:num-suffix="." text:bullet-char="">
        <style:text-properties style:font-name="Symbol"/>
      </text:list-level-style-bullet>
      <text:list-level-style-bullet text:level="5" text:style-name="WW8Num17z1" style:num-suffix="." text:bullet-char="o">
        <style:text-properties style:font-name="Courier New1"/>
      </text:list-level-style-bullet>
      <text:list-level-style-bullet text:level="6" text:style-name="WW8Num17z0" style:num-suffix="." text:bullet-char="">
        <style:text-properties style:font-name="Wingdings"/>
      </text:list-level-style-bullet>
      <text:list-level-style-bullet text:level="7" text:style-name="WW8Num17z3" style:num-suffix="." text:bullet-char="">
        <style:text-properties style:font-name="Symbol"/>
      </text:list-level-style-bullet>
      <text:list-level-style-bullet text:level="8" text:style-name="WW8Num17z1" style:num-suffix="." text:bullet-char="o">
        <style:text-properties style:font-name="Courier New1"/>
      </text:list-level-style-bullet>
      <text:list-level-style-bullet text:level="9" text:style-name="WW8Num17z0" style:num-suffix="." text:bullet-char="">
        <style:text-properties style:font-name="Wingdings"/>
      </text:list-level-style-bullet>
      <text:list-level-style-number text:level="10" style:num-suffix="." style:num-format="1"/>
    </text:list-style>
    <text:list-style style:name="WW8StyleNum">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4" style:family="table">
      <style:table-properties style:width="16.81cm" fo:margin-left="-0.191cm" table:align="left" style:writing-mode="lr-tb"/>
    </style:style>
    <style:style style:name="Tabela4.A" style:family="table-column">
      <style:table-column-properties style:column-width="8.405cm"/>
    </style:style>
    <style:style style:name="Tabela4.1" style:family="table-row">
      <style:table-row-properties style:keep-together="true" fo:keep-together="auto"/>
    </style:style>
    <style:style style:name="Tabela4.A1" style:family="table-cell">
      <style:table-cell-properties style:vertical-align="bottom" fo:padding-left="0.191cm" fo:padding-right="0.191cm" fo:padding-top="0cm" fo:padding-bottom="0cm" fo:border="none" style:writing-mode="lr-tb"/>
    </style:style>
    <style:style style:name="Tabela4.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style:tab-stops/>
      </style:paragraph-properties>
    </style:style>
    <style:style style:name="P2" style:family="paragraph" style:parent-style-name="Header">
      <style:text-properties fo:font-size="9pt" fo:language="zxx" fo:country="none" style:font-size-asian="9pt" style:language-asian="zxx" style:country-asian="none"/>
    </style:style>
    <style:style style:name="P3" style:family="paragraph">
      <style:paragraph-properties style:writing-mode="lr-tb"/>
    </style:style>
    <style:style style:name="P4" style:family="paragraph" style:parent-style-name="Header">
      <style:paragraph-properties>
        <style:tab-stops/>
      </style:paragraph-properties>
      <style:text-properties fo:font-size="10pt" fo:language="zxx" fo:country="none" style:font-size-asian="10pt" style:language-asian="zxx" style:country-asian="none"/>
    </style:style>
    <style:style style:name="P5" style:family="paragraph" style:parent-style-name="Header">
      <style:paragraph-properties>
        <style:tab-stops/>
      </style:paragraph-properties>
    </style:style>
    <style:style style:name="P6" style:family="paragraph" style:parent-style-name="Header">
      <style:paragraph-properties style:snap-to-layout-grid="false"/>
    </style:style>
    <style:style style:name="P7" style:family="paragraph" style:parent-style-name="Header">
      <style:paragraph-properties fo:text-align="end" style:justify-single-word="false" style:snap-to-layout-grid="false">
        <style:tab-stops/>
      </style:paragraph-properties>
    </style:style>
    <style:style style:name="P8" style:family="paragraph" style:parent-style-name="Footer">
      <style:paragraph-properties>
        <style:tab-stops>
          <style:tab-stop style:position="7.408cm"/>
          <style:tab-stop style:position="13.753cm"/>
        </style:tab-stops>
      </style:paragraph-properties>
    </style:style>
    <style:style style:name="P9" style:family="paragraph" style:parent-style-name="Footer">
      <style:paragraph-properties>
        <style:tab-stops>
          <style:tab-stop style:position="7.408cm"/>
          <style:tab-stop style:position="13.97cm"/>
        </style:tab-stops>
      </style:paragraph-properties>
    </style:style>
    <style:style style:name="P10" style:family="paragraph" style:parent-style-name="Footer">
      <style:paragraph-properties>
        <style:tab-stops/>
      </style:paragraph-properties>
      <style:text-properties fo:font-size="8pt" style:font-size-asian="8pt" style:font-size-complex="8pt"/>
    </style:style>
    <style:style style:name="T1" style:family="text"/>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ize="8pt" fo:language="zxx" fo:country="none" style:font-size-asian="8pt" style:language-asian="zxx" style:country-asian="none" style:font-size-complex="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text:s text:c="382"/></text:p>
      </style:header>
      <style:footer>
        <text:p text:style-name="P1"><text:span text:style-name="Page_20_Number"><text:tab/></text:span></text:p>
      </style:footer>
    </style:master-page>
    <style:master-page style:name="Converter_20_1" style:display-name="Converter 1" style:page-layout-name="pm1">
      <style:header>
        <text:p text:style-name="P2"><draw:custom-shape text:anchor-type="char" draw:z-index="1" draw:style-name="gr1" draw:text-style-name="P3" svg:width="21.802cm" svg:height="0.061cm" svg:x="-1.677cm" svg:y="-3.739cm"><text:p/><draw:enhanced-geometry svg:viewBox="0 0 21600 21600" draw:type="rectangle" draw:enhanced-path="M 0 0 L 21600 0 21600 21600 0 21600 0 0 Z N"/></draw:custom-shape></text:p>
        <text:p text:style-name="Header"/>
        <text:p text:style-name="P4"><draw:custom-shape text:anchor-type="char" draw:z-index="2" draw:style-name="gr1" draw:text-style-name="P3" svg:width="21.802cm" svg:height="0.061cm" svg:x="-2.54cm" svg:y="0.75cm"><text:p/><draw:enhanced-geometry svg:viewBox="0 0 21600 21600" draw:type="rectangle" draw:enhanced-path="M 0 0 L 21600 0 21600 21600 0 21600 0 0 Z N"/></draw:custom-shape></text:p>
        <text:p text:style-name="P5"/>
        <table:table table:name="Tabela4" table:style-name="Tabela4">
          <table:table-column table:style-name="Tabela4.A" table:number-columns-repeated="2"/>
          <table:table-row table:style-name="Tabela4.1">
            <table:table-cell table:style-name="Tabela4.A1" office:value-type="string">
              <text:p text:style-name="P6"><text:span text:style-name="T2"><text:s/></text:span><draw:frame draw:style-name="fr1" draw:name="figura2" text:anchor-type="as-char" svg:width="2.265cm" svg:height="1.201cm" draw:z-index="0"><draw:image xlink:href="Pictures/10000000000004B00000027A68085871.jpg" xlink:type="simple" xlink:show="embed" xlink:actuate="onLoad"/></draw:frame></text:p>
            </table:table-cell>
            <table:table-cell table:style-name="Tabela4.B1" office:value-type="string">
              <text:p text:style-name="P7"><draw:frame draw:style-name="fr1" draw:name="figura3" text:anchor-type="as-char" svg:width="2.445cm" svg:height="1.425cm" draw:z-index="0"><draw:image xlink:href="Pictures/10000200000004B0000002BC50828993.png" xlink:type="simple" xlink:show="embed" xlink:actuate="onLoad"/></draw:frame></text:p>
            </table:table-cell>
          </table:table-row>
        </table:table>
        <text:p text:style-name="P4"><draw:custom-shape text:anchor-type="char" draw:z-index="0" draw:style-name="gr1" draw:text-style-name="P3" svg:width="21.802cm" svg:height="0.061cm" svg:x="-2.54cm" svg:y="0.178cm"><text:p/><draw:enhanced-geometry svg:viewBox="0 0 21600 21600" draw:type="rectangle" draw:enhanced-path="M 0 0 L 21600 0 21600 21600 0 21600 0 0 Z N"/></draw:custom-shape></text:p>
        <text:p text:style-name="P5"/>
      </style:header>
      <style:footer>
        <text:p text:style-name="P8"><text:span text:style-name="Page_20_Number"><text:span text:style-name="T3"/></text:span></text:p>
        <text:p text:style-name="P9"><draw:custom-shape text:anchor-type="char" draw:z-index="3" draw:style-name="gr1" draw:text-style-name="P3" svg:width="21.802cm" svg:height="0.061cm" svg:x="-2.54cm" svg:y="-0.229cm"><text:p/><draw:enhanced-geometry svg:viewBox="0 0 21600 21600" draw:type="rectangle" draw:enhanced-path="M 0 0 L 21600 0 21600 21600 0 21600 0 0 Z N"/></draw:custom-shape><text:span text:style-name="T4">Nome ou Sigla do Projeto - Definição de Requisitos</text:span><text:span text:style-name="Page_20_Number"><text:span text:style-name="T3"><text:tab/></text:span></text:span><text:span text:style-name="Page_20_Number"><text:span text:style-name="T2">mds - def - abc - a</text:span></text:span><text:span text:style-name="Page_20_Number"><text:span text:style-name="T3"><text:tab/></text:span></text:span><text:span text:style-name="Page_20_Number"><text:span text:style-name="T2">Página </text:span></text:span><text:span text:style-name="Page_20_Number"><text:span text:style-name="T2"><text:page-number text:select-page="current"/></text:span></text:span><text:span text:style-name="Page_20_Number"><text:span text:style-name="T2"> de </text:span></text:span><text:span text:style-name="Page_20_Number"><text:span text:style-name="T2"><text:page-count style:num-format="1">14</text:page-count></text:span></text:span></text:p>
        <text:p text:style-name="P10"/>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lt;Nome do Projeto&gt;</dc:title>
    <meta:initial-creator>Lena Lúcia de Moraes</meta:initial-creator>
    <meta:creation-date>2010-02-26T09:24:26</meta:creation-date>
    <dc:date>2010-03-12T21:40:49</dc:date>
    <meta:editing-cycles>42</meta:editing-cycles>
    <meta:editing-duration>PT7H41M45S</meta:editing-duration>
    <meta:user-defined meta:name="Info 1"/>
    <meta:user-defined meta:name="Info 2"/>
    <meta:user-defined meta:name="Info 3"/>
    <meta:user-defined meta:name="Info 4"/>
    <meta:document-statistic meta:table-count="5" meta:image-count="2" meta:object-count="0" meta:page-count="14" meta:paragraph-count="297" meta:word-count="2781" meta:character-count="19737"/>
  </office:meta>
</office:document-meta>
</file>